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28.6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5.54mm"/>
    </style:style>
    <style:style style:name="co7" style:family="table-column">
      <style:table-column-properties fo:break-before="auto" style:column-width="47.64mm"/>
    </style:style>
    <style:style style:name="co8" style:family="table-column">
      <style:table-column-properties fo:break-before="auto" style:column-width="46.28mm"/>
    </style:style>
    <style:style style:name="co9" style:family="table-column">
      <style:table-column-properties fo:break-before="auto" style:column-width="50.09mm"/>
    </style:style>
    <style:style style:name="co10" style:family="table-column">
      <style:table-column-properties fo:break-before="auto" style:column-width="38.17mm"/>
    </style:style>
    <style:style style:name="co11" style:family="table-column">
      <style:table-column-properties fo:break-before="auto" style:column-width="3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able-cell-properties fo:border="1.25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</style:style>
    <style:style style:name="ce2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5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26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28" style:family="table-cell" style:parent-style-name="Default" style:data-style-name="N2"/>
    <style:style style:name="ce27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29" style:family="table-cell" style:parent-style-name="Default" style:data-style-name="N41"/>
    <style:style style:name="ce30" style:family="table-cell" style:parent-style-name="Default" style:data-style-name="N37"/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fo:border-bottom="none" fo:border-left="0.74pt solid #000000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ffic Flow Readings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6"/>
        <table:table-column table:style-name="co4" table:default-cell-style-name="Default"/>
        <table:table-column table:style-name="co5" table:default-cell-style-name="ce23"/>
        <table:table-column table:style-name="co6" table:default-cell-style-name="ce26"/>
        <table:table-column table:style-name="co7" table:default-cell-style-name="ce26"/>
        <table:table-column table:style-name="co8" table:default-cell-style-name="ce11"/>
        <table:table-column table:style-name="co9" table:default-cell-style-name="Default"/>
        <table:table-row table:style-name="ro1">
          <table:table-cell table:style-name="Default" table:number-columns-repeated="3"/>
          <table:table-cell office:value-type="string" calcext:value-type="string">
            <text:p>Traffic Survey </text:p>
          </table:table-cell>
          <table:table-cell table:style-name="Default" office:value-type="string" calcext:value-type="string">
            <text:p>Diggle</text:p>
          </table:table-cell>
          <table:table-cell table:style-name="ce29" office:value-type="time" office:time-value="PT10H00M00S" calcext:value-type="time">
            <text:p>10:00:00</text:p>
          </table:table-cell>
          <table:table-cell table:style-name="ce30" office:value-type="string" calcext:value-type="string">
            <text:p>Date Recorded 18/02/2019</text:p>
          </table:table-cell>
          <table:table-cell table:style-name="Default" office:value-type="string" calcext:value-type="string">
            <text:p>1 hr</text:p>
          </table:table-cell>
          <table:table-cell office:value-type="string" calcext:value-type="string">
            <text:p>File name : 2019-feb-1-6.avi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4"/>
          <table:table-cell/>
        </table:table-row>
        <table:table-row table:style-name="ro1">
          <table:table-cell table:style-name="ce21" office:value-type="string" calcext:value-type="string">
            <text:p>Mins</text:p>
          </table:table-cell>
          <table:table-cell table:style-name="ce21" office:value-type="string" calcext:value-type="string">
            <text:p>Secs</text:p>
          </table:table-cell>
          <table:table-cell table:style-name="ce21" office:value-type="string" calcext:value-type="string">
            <text:p>Time Count Recorded (Decimal Mins)</text:p>
          </table:table-cell>
          <table:table-cell table:style-name="ce21" office:value-type="string" calcext:value-type="string">
            <text:p>Number of Traffic</text:p>
          </table:table-cell>
          <table:table-cell table:style-name="ce21"/>
          <table:table-cell table:style-name="ce21" office:value-type="string" calcext:value-type="string">
            <text:p>Vehicles per hour per ten Vehicles</text:p>
          </table:table-cell>
          <table:table-cell table:style-name="ce21" office:value-type="string" calcext:value-type="string">
            <text:p>100 Vehicle Average VPH</text:p>
          </table:table-cell>
          <table:table-cell table:style-name="Default" office:value-type="string" calcext:value-type="string">
            <text:p>Vehicles Per Hour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table:style-name="ce22"/>
          <table:table-cell table:style-name="ce25"/>
          <table:table-cell table:style-name="ce2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12"/>
          <table:table-cell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 table:style-name="ce2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table:style-name="Default"/>
          <table:table-cell table:style-name="Default" office:value-type="float" office:value="51" calcext:value-type="float">
            <text:p>51</text:p>
          </table:table-cell>
          <table:table-cell table:formula="of:=([.A8] - [.$A$7])+([.B8]/60)" office:value-type="float" office:value="0.85" calcext:value-type="float">
            <text:p>0.85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formula="of:=([.D8]-[.D7])*60/([.C8]-[.C7])" office:value-type="float" office:value="705.882352941176" calcext:value-type="float">
            <text:p>705.88</text:p>
          </table:table-cell>
          <table:table-cell table:number-columns-repeated="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float" office:value="22" calcext:value-type="float">
            <text:p>22</text:p>
          </table:table-cell>
          <table:table-cell table:formula="of:=([.A9] - [.$A$7])+([.B9]/60)" office:value-type="float" office:value="2.36666666666667" calcext:value-type="float">
            <text:p>2.37</text:p>
          </table:table-cell>
          <table:table-cell table:style-name="ce23" office:value-type="float" office:value="20" calcext:value-type="float">
            <text:p>20</text:p>
          </table:table-cell>
          <table:table-cell/>
          <table:table-cell table:formula="of:=([.D9]-[.D8])*60/([.C9]-[.C8])" office:value-type="float" office:value="395.604395604396" calcext:value-type="float">
            <text:p>395.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([.A10] - [.$A$7])+([.B10]/60)" office:value-type="float" office:value="4.58333333333333" calcext:value-type="float">
            <text:p>4.58</text:p>
          </table:table-cell>
          <table:table-cell table:style-name="ce23" office:value-type="float" office:value="30" calcext:value-type="float">
            <text:p>30</text:p>
          </table:table-cell>
          <table:table-cell/>
          <table:table-cell table:formula="of:=([.D10]-[.D9])*60/([.C10]-[.C9])" office:value-type="float" office:value="270.676691729323" calcext:value-type="float">
            <text:p>270.6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([.A11] - [.$A$7])+([.B11]/60)" office:value-type="float" office:value="6.33333333333333" calcext:value-type="float">
            <text:p>6.33</text:p>
          </table:table-cell>
          <table:table-cell table:style-name="ce23" office:value-type="float" office:value="40" calcext:value-type="float">
            <text:p>40</text:p>
          </table:table-cell>
          <table:table-cell/>
          <table:table-cell table:formula="of:=([.D11]-[.D10])*60/([.C11]-[.C10])" office:value-type="float" office:value="342.857142857143" calcext:value-type="float">
            <text:p>342.8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([.A12] - [.$A$7])+([.B12]/60)" office:value-type="float" office:value="7.33333333333333" calcext:value-type="float">
            <text:p>7.33</text:p>
          </table:table-cell>
          <table:table-cell table:style-name="ce23" office:value-type="float" office:value="50" calcext:value-type="float">
            <text:p>50</text:p>
          </table:table-cell>
          <table:table-cell/>
          <table:table-cell table:formula="of:=([.D12]-[.D11])*60/([.C12]-[.C11])" office:value-type="float" office:value="600" calcext:value-type="float">
            <text:p>600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formula="of:=([.A13] - [.$A$7])+([.B13]/60)" office:value-type="float" office:value="9.96666666666667" calcext:value-type="float">
            <text:p>9.97</text:p>
          </table:table-cell>
          <table:table-cell table:style-name="ce23" office:value-type="float" office:value="60" calcext:value-type="float">
            <text:p>60</text:p>
          </table:table-cell>
          <table:table-cell/>
          <table:table-cell table:formula="of:=([.D13]-[.D12])*60/([.C13]-[.C12])" office:value-type="float" office:value="227.848101265823" calcext:value-type="float">
            <text:p>227.8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([.A14] - [.$A$7])+([.B14]/60)" office:value-type="float" office:value="11.3833333333333" calcext:value-type="float">
            <text:p>11.38</text:p>
          </table:table-cell>
          <table:table-cell table:style-name="ce23" office:value-type="float" office:value="70" calcext:value-type="float">
            <text:p>70</text:p>
          </table:table-cell>
          <table:table-cell/>
          <table:table-cell table:formula="of:=([.D14]-[.D13])*60/([.C14]-[.C13])" office:value-type="float" office:value="423.529411764706" calcext:value-type="float">
            <text:p>423.5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([.A15] - [.$A$7])+([.B15]/60)" office:value-type="float" office:value="12.7833333333333" calcext:value-type="float">
            <text:p>12.78</text:p>
          </table:table-cell>
          <table:table-cell table:style-name="ce23" office:value-type="float" office:value="80" calcext:value-type="float">
            <text:p>80</text:p>
          </table:table-cell>
          <table:table-cell/>
          <table:table-cell table:formula="of:=([.D15]-[.D14])*60/([.C15]-[.C14])" office:value-type="float" office:value="428.571428571429" calcext:value-type="float">
            <text:p>428.5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([.A16] - [.$A$7])+([.B16]/60)" office:value-type="float" office:value="14.4333333333333" calcext:value-type="float">
            <text:p>14.43</text:p>
          </table:table-cell>
          <table:table-cell table:style-name="ce23" office:value-type="float" office:value="90" calcext:value-type="float">
            <text:p>90</text:p>
          </table:table-cell>
          <table:table-cell/>
          <table:table-cell table:formula="of:=([.D16]-[.D15])*60/([.C16]-[.C15])" office:value-type="float" office:value="363.636363636364" calcext:value-type="float">
            <text:p>363.6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([.A17] - [.$A$7])+([.B17]/60)" office:value-type="float" office:value="15.5333333333333" calcext:value-type="float">
            <text:p>15.53</text:p>
          </table:table-cell>
          <table:table-cell table:style-name="ce23" office:value-type="float" office:value="100" calcext:value-type="float">
            <text:p>100</text:p>
          </table:table-cell>
          <table:table-cell/>
          <table:table-cell table:formula="of:=([.D17]-[.D16])*60/([.C17]-[.C16])" office:value-type="float" office:value="545.454545454546" calcext:value-type="float">
            <text:p>545.45</text:p>
          </table:table-cell>
          <table:table-cell table:formula="of:=AVERAGE([.F8:.$F17])" office:value-type="float" office:value="430.406043382491" calcext:value-type="float">
            <text:p>430.4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([.A18] - [.$A$7])+([.B18]/60)" office:value-type="float" office:value="16.75" calcext:value-type="float">
            <text:p>16.75</text:p>
          </table:table-cell>
          <table:table-cell table:style-name="ce23" office:value-type="float" office:value="110" calcext:value-type="float">
            <text:p>110</text:p>
          </table:table-cell>
          <table:table-cell/>
          <table:table-cell table:formula="of:=([.D18]-[.D17])*60/([.C18]-[.C17])" office:value-type="float" office:value="493.150684931507" calcext:value-type="float">
            <text:p>493.15</text:p>
          </table:table-cell>
          <table:table-cell table:formula="of:=AVERAGE([.F9:.$F18])" office:value-type="float" office:value="409.132876581524" calcext:value-type="float">
            <text:p>409.1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([.A19] - [.$A$7])+([.B19]/60)" office:value-type="float" office:value="18.1166666666667" calcext:value-type="float">
            <text:p>18.12</text:p>
          </table:table-cell>
          <table:table-cell table:style-name="ce23" office:value-type="float" office:value="120" calcext:value-type="float">
            <text:p>120</text:p>
          </table:table-cell>
          <table:table-cell/>
          <table:table-cell table:formula="of:=([.D19]-[.D18])*60/([.C19]-[.C18])" office:value-type="float" office:value="439.024390243902" calcext:value-type="float">
            <text:p>439.02</text:p>
          </table:table-cell>
          <table:table-cell table:formula="of:=AVERAGE([.F10:.$F19])" office:value-type="float" office:value="413.474876045474" calcext:value-type="float">
            <text:p>413.4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([.A20] - [.$A$7])+([.B20]/60)" office:value-type="float" office:value="19.4" calcext:value-type="float">
            <text:p>19.40</text:p>
          </table:table-cell>
          <table:table-cell table:style-name="ce23" office:value-type="float" office:value="130" calcext:value-type="float">
            <text:p>130</text:p>
          </table:table-cell>
          <table:table-cell/>
          <table:table-cell table:formula="of:=([.D20]-[.D19])*60/([.C20]-[.C19])" office:value-type="float" office:value="467.532467532468" calcext:value-type="float">
            <text:p>467.53</text:p>
          </table:table-cell>
          <table:table-cell table:formula="of:=AVERAGE([.F11:.$F20])" office:value-type="float" office:value="433.160453625789" calcext:value-type="float">
            <text:p>433.1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formula="of:=([.A21] - [.$A$7])+([.B21]/60)" office:value-type="float" office:value="21.45" calcext:value-type="float">
            <text:p>21.45</text:p>
          </table:table-cell>
          <table:table-cell table:style-name="ce23" office:value-type="float" office:value="140" calcext:value-type="float">
            <text:p>140</text:p>
          </table:table-cell>
          <table:table-cell/>
          <table:table-cell table:formula="of:=([.D21]-[.D20])*60/([.C21]-[.C20])" office:value-type="float" office:value="292.682926829268" calcext:value-type="float">
            <text:p>292.68</text:p>
          </table:table-cell>
          <table:table-cell table:formula="of:=AVERAGE([.F12:.$F21])" office:value-type="float" office:value="428.143032023001" calcext:value-type="float">
            <text:p>428.1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([.A22] - [.$A$7])+([.B22]/60)" office:value-type="float" office:value="23.0166666666667" calcext:value-type="float">
            <text:p>23.02</text:p>
          </table:table-cell>
          <table:table-cell table:style-name="ce23" office:value-type="float" office:value="150" calcext:value-type="float">
            <text:p>150</text:p>
          </table:table-cell>
          <table:table-cell/>
          <table:table-cell table:formula="of:=([.D22]-[.D21])*60/([.C22]-[.C21])" office:value-type="float" office:value="382.978723404255" calcext:value-type="float">
            <text:p>382.98</text:p>
          </table:table-cell>
          <table:table-cell table:formula="of:=AVERAGE([.F13:.$F22])" office:value-type="float" office:value="406.440904363427" calcext:value-type="float">
            <text:p>406.4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table:formula="of:=([.A23] - [.$A$7])+([.B23]/60)" office:value-type="float" office:value="23.85" calcext:value-type="float">
            <text:p>23.85</text:p>
          </table:table-cell>
          <table:table-cell table:style-name="ce23" office:value-type="float" office:value="160" calcext:value-type="float">
            <text:p>160</text:p>
          </table:table-cell>
          <table:table-cell/>
          <table:table-cell table:formula="of:=([.D23]-[.D22])*60/([.C23]-[.C22])" office:value-type="float" office:value="719.999999999998" calcext:value-type="float">
            <text:p>720.00</text:p>
          </table:table-cell>
          <table:table-cell table:formula="of:=AVERAGE([.F14:.$F23])" office:value-type="float" office:value="455.656094236844" calcext:value-type="float">
            <text:p>455.6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([.A24] - [.$A$7])+([.B24]/60)" office:value-type="float" office:value="25.3833333333333" calcext:value-type="float">
            <text:p>25.38</text:p>
          </table:table-cell>
          <table:table-cell table:style-name="ce23" office:value-type="float" office:value="170" calcext:value-type="float">
            <text:p>170</text:p>
          </table:table-cell>
          <table:table-cell/>
          <table:table-cell table:formula="of:=([.D24]-[.D23])*60/([.C24]-[.C23])" office:value-type="float" office:value="391.304347826087" calcext:value-type="float">
            <text:p>391.30</text:p>
          </table:table-cell>
          <table:table-cell table:formula="of:=AVERAGE([.F15:.$F24])" office:value-type="float" office:value="452.433587842982" calcext:value-type="float">
            <text:p>452.4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formula="of:=([.A25] - [.$A$7])+([.B25]/60)" office:value-type="float" office:value="26.6333333333333" calcext:value-type="float">
            <text:p>26.63</text:p>
          </table:table-cell>
          <table:table-cell table:style-name="ce23" office:value-type="float" office:value="180" calcext:value-type="float">
            <text:p>180</text:p>
          </table:table-cell>
          <table:table-cell/>
          <table:table-cell table:formula="of:=([.D25]-[.D24])*60/([.C25]-[.C24])" office:value-type="float" office:value="480" calcext:value-type="float">
            <text:p>480.00</text:p>
          </table:table-cell>
          <table:table-cell table:formula="of:=AVERAGE([.F16:.$F25])" office:value-type="float" office:value="457.576444985839" calcext:value-type="float">
            <text:p>457.5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formula="of:=([.A26] - [.$A$7])+([.B26]/60)" office:value-type="float" office:value="27.7333333333333" calcext:value-type="float">
            <text:p>27.73</text:p>
          </table:table-cell>
          <table:table-cell table:style-name="ce23" office:value-type="float" office:value="190" calcext:value-type="float">
            <text:p>190</text:p>
          </table:table-cell>
          <table:table-cell/>
          <table:table-cell table:formula="of:=([.D26]-[.D25])*60/([.C26]-[.C25])" office:value-type="float" office:value="545.454545454545" calcext:value-type="float">
            <text:p>545.45</text:p>
          </table:table-cell>
          <table:table-cell table:formula="of:=AVERAGE([.F17:.$F26])" office:value-type="float" office:value="475.758263167658" calcext:value-type="float">
            <text:p>475.7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([.A27] - [.$A$7])+([.B27]/60)" office:value-type="float" office:value="30.2" calcext:value-type="float">
            <text:p>30.20</text:p>
          </table:table-cell>
          <table:table-cell table:style-name="ce23" office:value-type="float" office:value="200" calcext:value-type="float">
            <text:p>200</text:p>
          </table:table-cell>
          <table:table-cell/>
          <table:table-cell table:formula="of:=([.D27]-[.D26])*60/([.C27]-[.C26])" office:value-type="float" office:value="243.243243243243" calcext:value-type="float">
            <text:p>243.24</text:p>
          </table:table-cell>
          <table:table-cell table:formula="of:=AVERAGE([.F18:.$F27])" office:value-type="float" office:value="445.537132946527" calcext:value-type="float">
            <text:p>445.54</text:p>
          </table:table-cell>
          <table:table-cell table:style-name="ce12"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formula="of:=([.A28] - [.$A$7])+([.B28]/60)" office:value-type="float" office:value="31.9166666666667" calcext:value-type="float">
            <text:p>31.92</text:p>
          </table:table-cell>
          <table:table-cell table:style-name="ce23" office:value-type="float" office:value="210" calcext:value-type="float">
            <text:p>210</text:p>
          </table:table-cell>
          <table:table-cell/>
          <table:table-cell table:formula="of:=([.D28]-[.D27])*60/([.C28]-[.C27])" office:value-type="float" office:value="349.514563106796" calcext:value-type="float">
            <text:p>349.51</text:p>
          </table:table-cell>
          <table:table-cell table:formula="of:=AVERAGE([.F19:.$F28])" office:value-type="float" office:value="431.173520764056" calcext:value-type="float">
            <text:p>431.1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formula="of:=([.A29] - [.$A$7])+([.B29]/60)" office:value-type="float" office:value="33.65" calcext:value-type="float">
            <text:p>33.65</text:p>
          </table:table-cell>
          <table:table-cell table:style-name="ce23" office:value-type="float" office:value="220" calcext:value-type="float">
            <text:p>220</text:p>
          </table:table-cell>
          <table:table-cell/>
          <table:table-cell table:formula="of:=([.D29]-[.D28])*60/([.C29]-[.C28])" office:value-type="float" office:value="346.153846153847" calcext:value-type="float">
            <text:p>346.15</text:p>
          </table:table-cell>
          <table:table-cell table:formula="of:=AVERAGE([.F20:.$F29])" office:value-type="float" office:value="421.886466355051" calcext:value-type="float">
            <text:p>421.8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formula="of:=([.A30] - [.$A$7])+([.B30]/60)" office:value-type="float" office:value="35.4833333333333" calcext:value-type="float">
            <text:p>35.48</text:p>
          </table:table-cell>
          <table:table-cell table:style-name="ce23" office:value-type="float" office:value="230" calcext:value-type="float">
            <text:p>230</text:p>
          </table:table-cell>
          <table:table-cell/>
          <table:table-cell table:formula="of:=([.D30]-[.D29])*60/([.C30]-[.C29])" office:value-type="float" office:value="327.272727272727" calcext:value-type="float">
            <text:p>327.27</text:p>
          </table:table-cell>
          <table:table-cell table:formula="of:=AVERAGE([.F21:.$F30])" office:value-type="float" office:value="407.860492329077" calcext:value-type="float">
            <text:p>407.8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([.A31] - [.$A$7])+([.B31]/60)" office:value-type="float" office:value="37" calcext:value-type="float">
            <text:p>37.00</text:p>
          </table:table-cell>
          <table:table-cell table:style-name="ce23" office:value-type="float" office:value="240" calcext:value-type="float">
            <text:p>240</text:p>
          </table:table-cell>
          <table:table-cell/>
          <table:table-cell table:formula="of:=([.D31]-[.D30])*60/([.C31]-[.C30])" office:value-type="float" office:value="395.604395604396" calcext:value-type="float">
            <text:p>395.60</text:p>
          </table:table-cell>
          <table:table-cell table:formula="of:=AVERAGE([.F22:.$F31])" office:value-type="float" office:value="418.152639206589" calcext:value-type="float">
            <text:p>418.1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formula="of:=([.A32] - [.$A$7])+([.B32]/60)" office:value-type="float" office:value="38.6833333333333" calcext:value-type="float">
            <text:p>38.68</text:p>
          </table:table-cell>
          <table:table-cell table:style-name="ce23" office:value-type="float" office:value="250" calcext:value-type="float">
            <text:p>250</text:p>
          </table:table-cell>
          <table:table-cell/>
          <table:table-cell table:formula="of:=([.D32]-[.D31])*60/([.C32]-[.C31])" office:value-type="float" office:value="356.435643564357" calcext:value-type="float">
            <text:p>356.44</text:p>
          </table:table-cell>
          <table:table-cell table:formula="of:=AVERAGE([.F23:.$F32])" office:value-type="float" office:value="415.4983312226" calcext:value-type="float">
            <text:p>415.5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([.A33] - [.$A$7])+([.B33]/60)" office:value-type="float" office:value="40.15" calcext:value-type="float">
            <text:p>40.15</text:p>
          </table:table-cell>
          <table:table-cell table:style-name="ce23" office:value-type="float" office:value="260" calcext:value-type="float">
            <text:p>260</text:p>
          </table:table-cell>
          <table:table-cell table:style-name="ce26"/>
          <table:table-cell table:formula="of:=([.D33]-[.D32])*60/([.C33]-[.C32])" office:value-type="float" office:value="409.090909090909" calcext:value-type="float">
            <text:p>409.09</text:p>
          </table:table-cell>
          <table:table-cell table:formula="of:=AVERAGE([.F24:.$F33])" office:value-type="float" office:value="384.407422131691" calcext:value-type="float">
            <text:p>384.4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formula="of:=([.A34] - [.$A$7])+([.B34]/60)" office:value-type="float" office:value="41.8666666666667" calcext:value-type="float">
            <text:p>41.87</text:p>
          </table:table-cell>
          <table:table-cell table:style-name="ce23" office:value-type="float" office:value="270" calcext:value-type="float">
            <text:p>270</text:p>
          </table:table-cell>
          <table:table-cell table:style-name="ce26"/>
          <table:table-cell table:formula="of:=([.D34]-[.D33])*60/([.C34]-[.C33])" office:value-type="float" office:value="349.514563106796" calcext:value-type="float">
            <text:p>349.51</text:p>
          </table:table-cell>
          <table:table-cell table:formula="of:=AVERAGE([.F25:.$F34])" office:value-type="float" office:value="380.228443659762" calcext:value-type="float">
            <text:p>380.2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formula="of:=([.A35] - [.$A$7])+([.B35]/60)" office:value-type="float" office:value="43.5" calcext:value-type="float">
            <text:p>43.50</text:p>
          </table:table-cell>
          <table:table-cell table:style-name="ce23" office:value-type="float" office:value="280" calcext:value-type="float">
            <text:p>280</text:p>
          </table:table-cell>
          <table:table-cell table:style-name="ce26"/>
          <table:table-cell table:formula="of:=([.D35]-[.D34])*60/([.C35]-[.C34])" office:value-type="float" office:value="367.34693877551" calcext:value-type="float">
            <text:p>367.35</text:p>
          </table:table-cell>
          <table:table-cell table:formula="of:=AVERAGE([.F26:.$F35])" office:value-type="float" office:value="368.963137537313" calcext:value-type="float">
            <text:p>368.9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([.A36] - [.$A$7])+([.B36]/60)" office:value-type="float" office:value="44.9333333333333" calcext:value-type="float">
            <text:p>44.93</text:p>
          </table:table-cell>
          <table:table-cell table:style-name="ce23" office:value-type="float" office:value="290" calcext:value-type="float">
            <text:p>290</text:p>
          </table:table-cell>
          <table:table-cell table:style-name="ce26"/>
          <table:table-cell table:formula="of:=([.D36]-[.D35])*60/([.C36]-[.C35])" office:value-type="float" office:value="418.604651162792" calcext:value-type="float">
            <text:p>418.60</text:p>
          </table:table-cell>
          <table:table-cell table:formula="of:=AVERAGE([.F27:.$F36])" office:value-type="float" office:value="356.278148108137" calcext:value-type="float">
            <text:p>356.2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formula="of:=([.A37] - [.$A$7])+([.B37]/60)" office:value-type="float" office:value="46.2666666666667" calcext:value-type="float">
            <text:p>46.27</text:p>
          </table:table-cell>
          <table:table-cell table:style-name="ce23" office:value-type="float" office:value="300" calcext:value-type="float">
            <text:p>300</text:p>
          </table:table-cell>
          <table:table-cell/>
          <table:table-cell table:formula="of:=([.D37]-[.D36])*60/([.C37]-[.C36])" office:value-type="float" office:value="449.999999999999" calcext:value-type="float">
            <text:p>450.00</text:p>
          </table:table-cell>
          <table:table-cell table:formula="of:=AVERAGE([.F28:.$F37])" office:value-type="float" office:value="376.953823783813" calcext:value-type="float">
            <text:p>376.9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formula="of:=([.A38] - [.$A$7])+([.B38]/60)" office:value-type="float" office:value="47.4166666666667" calcext:value-type="float">
            <text:p>47.42</text:p>
          </table:table-cell>
          <table:table-cell table:style-name="ce23" office:value-type="float" office:value="310" calcext:value-type="float">
            <text:p>310</text:p>
          </table:table-cell>
          <table:table-cell/>
          <table:table-cell table:formula="of:=([.D38]-[.D37])*60/([.C38]-[.C37])" office:value-type="float" office:value="521.739130434783" calcext:value-type="float">
            <text:p>521.74</text:p>
          </table:table-cell>
          <table:table-cell table:formula="of:=AVERAGE([.F29:.$F38])" office:value-type="float" office:value="394.176280516612" calcext:value-type="float">
            <text:p>394.1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formula="of:=([.A39] - [.$A$7])+([.B39]/60)" office:value-type="float" office:value="49.3666666666667" calcext:value-type="float">
            <text:p>49.37</text:p>
          </table:table-cell>
          <table:table-cell table:style-name="ce23" office:value-type="float" office:value="320" calcext:value-type="float">
            <text:p>320</text:p>
          </table:table-cell>
          <table:table-cell/>
          <table:table-cell table:formula="of:=([.D39]-[.D38])*60/([.C39]-[.C38])" office:value-type="float" office:value="307.692307692307" calcext:value-type="float">
            <text:p>307.69</text:p>
          </table:table-cell>
          <table:table-cell table:formula="of:=AVERAGE([.F30:.$F39])" office:value-type="float" office:value="390.330126670458" calcext:value-type="float">
            <text:p>390.33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([.A40] - [.$A$7])+([.B40]/60)" office:value-type="float" office:value="51.05" calcext:value-type="float">
            <text:p>51.05</text:p>
          </table:table-cell>
          <table:table-cell table:style-name="ce23" office:value-type="float" office:value="330" calcext:value-type="float">
            <text:p>330</text:p>
          </table:table-cell>
          <table:table-cell/>
          <table:table-cell table:formula="of:=([.D40]-[.D39])*60/([.C40]-[.C39])" office:value-type="float" office:value="356.435643564357" calcext:value-type="float">
            <text:p>356.44</text:p>
          </table:table-cell>
          <table:table-cell table:formula="of:=AVERAGE([.F31:.$F40])" office:value-type="float" office:value="393.246418299621" calcext:value-type="float">
            <text:p>393.2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formula="of:=([.A41] - [.$A$7])+([.B41]/60)" office:value-type="float" office:value="52.95" calcext:value-type="float">
            <text:p>52.95</text:p>
          </table:table-cell>
          <table:table-cell table:style-name="ce23" office:value-type="float" office:value="340" calcext:value-type="float">
            <text:p>340</text:p>
          </table:table-cell>
          <table:table-cell/>
          <table:table-cell table:formula="of:=([.D41]-[.D40])*60/([.C41]-[.C40])" office:value-type="float" office:value="315.78947368421" calcext:value-type="float">
            <text:p>315.79</text:p>
          </table:table-cell>
          <table:table-cell table:formula="of:=AVERAGE([.F32:.$F41])" office:value-type="float" office:value="385.264926107602" calcext:value-type="float">
            <text:p>385.2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([.A42] - [.$A$7])+([.B42]/60)" office:value-type="float" office:value="54.0166666666667" calcext:value-type="float">
            <text:p>54.02</text:p>
          </table:table-cell>
          <table:table-cell table:style-name="ce23" office:value-type="float" office:value="350" calcext:value-type="float">
            <text:p>350</text:p>
          </table:table-cell>
          <table:table-cell/>
          <table:table-cell table:formula="of:=([.D42]-[.D41])*60/([.C42]-[.C41])" office:value-type="float" office:value="562.500000000002" calcext:value-type="float">
            <text:p>562.50</text:p>
          </table:table-cell>
          <table:table-cell table:formula="of:=AVERAGE([.F33:.$F42])" office:value-type="float" office:value="405.871361751167" calcext:value-type="float">
            <text:p>405.8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table:formula="of:=([.A43] - [.$A$7])+([.B43]/60)" office:value-type="float" office:value="55.4333333333333" calcext:value-type="float">
            <text:p>55.43</text:p>
          </table:table-cell>
          <table:table-cell table:style-name="ce23" office:value-type="float" office:value="360" calcext:value-type="float">
            <text:p>360</text:p>
          </table:table-cell>
          <table:table-cell/>
          <table:table-cell table:formula="of:=([.D43]-[.D42])*60/([.C43]-[.C42])" office:value-type="float" office:value="423.529411764707" calcext:value-type="float">
            <text:p>423.53</text:p>
          </table:table-cell>
          <table:table-cell table:formula="of:=AVERAGE([.F34:.$F43])" office:value-type="float" office:value="407.315212018546" calcext:value-type="float">
            <text:p>407.3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table:formula="of:=([.A44] - [.$A$7])+([.B44]/60)" office:value-type="float" office:value="58.4" calcext:value-type="float">
            <text:p>58.40</text:p>
          </table:table-cell>
          <table:table-cell table:style-name="ce23" office:value-type="float" office:value="370" calcext:value-type="float">
            <text:p>370</text:p>
          </table:table-cell>
          <table:table-cell/>
          <table:table-cell table:formula="of:=([.D44]-[.D43])*60/([.C44]-[.C43])" office:value-type="float" office:value="202.247191011236" calcext:value-type="float">
            <text:p>202.25</text:p>
          </table:table-cell>
          <table:table-cell table:formula="of:=AVERAGE([.F35:.$F44])" office:value-type="float" office:value="392.58847480899" calcext:value-type="float">
            <text:p>392.59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([.A45] - [.$A$7])+([.B45]/60)" office:value-type="float" office:value="60.1333333333333" calcext:value-type="float">
            <text:p>60.13</text:p>
          </table:table-cell>
          <table:table-cell table:style-name="ce23" office:value-type="float" office:value="380" calcext:value-type="float">
            <text:p>380</text:p>
          </table:table-cell>
          <table:table-cell/>
          <table:table-cell table:formula="of:=([.D45]-[.D44])*60/([.C45]-[.C44])" office:value-type="float" office:value="346.153846153846" calcext:value-type="float">
            <text:p>346.15</text:p>
          </table:table-cell>
          <table:table-cell table:formula="of:=AVERAGE([.F36:.$F45])" office:value-type="float" office:value="390.469165546824" calcext:value-type="float">
            <text:p>390.47</text:p>
          </table:table-cell>
          <table:table-cell table:formula="of:=[.D45]*(60/[.C45])" office:value-type="float" office:value="379.157427937916" calcext:value-type="float">
            <text:p>37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formula="of:=([.A46] - [.$A$7])+([.B46]/60)" office:value-type="float" office:value="61.5166666666667" calcext:value-type="float">
            <text:p>61.52</text:p>
          </table:table-cell>
          <table:table-cell table:style-name="ce23" office:value-type="float" office:value="390" calcext:value-type="float">
            <text:p>390</text:p>
          </table:table-cell>
          <table:table-cell/>
          <table:table-cell table:formula="of:=([.D46]-[.D45])*60/([.C46]-[.C45])" office:value-type="float" office:value="433.734939759036" calcext:value-type="float">
            <text:p>433.73</text:p>
          </table:table-cell>
          <table:table-cell table:formula="of:=AVERAGE([.F37:.$F46])" office:value-type="float" office:value="391.982194406448" calcext:value-type="float">
            <text:p>391.98</text:p>
          </table:table-cell>
          <table:table-cell table:formula="of:=[.D46]*(60/[.C46])" office:value-type="float" office:value="380.384719588187" calcext:value-type="float">
            <text:p>38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([.A47] - [.$A$7])+([.B47]/60)" office:value-type="float" office:value="63.0833333333333" calcext:value-type="float">
            <text:p>63.08</text:p>
          </table:table-cell>
          <table:table-cell table:style-name="ce23" office:value-type="float" office:value="400" calcext:value-type="float">
            <text:p>400</text:p>
          </table:table-cell>
          <table:table-cell/>
          <table:table-cell table:formula="of:=([.D47]-[.D46])*60/([.C47]-[.C46])" office:value-type="float" office:value="382.978723404254" calcext:value-type="float">
            <text:p>382.98</text:p>
          </table:table-cell>
          <table:table-cell table:formula="of:=AVERAGE([.F38:.$F47])" office:value-type="float" office:value="385.280066746874" calcext:value-type="float">
            <text:p>385.28</text:p>
          </table:table-cell>
          <table:table-cell table:formula="of:=[.D47]*(60/[.C47])" office:value-type="float" office:value="380.449141347424" calcext:value-type="float">
            <text:p>38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formula="of:=([.A48] - [.$A$7])+([.B48]/60)" office:value-type="float" office:value="64.85" calcext:value-type="float">
            <text:p>64.85</text:p>
          </table:table-cell>
          <table:table-cell table:style-name="ce23" office:value-type="float" office:value="410" calcext:value-type="float">
            <text:p>410</text:p>
          </table:table-cell>
          <table:table-cell/>
          <table:table-cell table:formula="of:=([.D48]-[.D47])*60/([.C48]-[.C47])" office:value-type="float" office:value="339.622641509435" calcext:value-type="float">
            <text:p>339.62</text:p>
          </table:table-cell>
          <table:table-cell table:formula="of:=AVERAGE([.F39:.$F48])" office:value-type="float" office:value="367.068417854339" calcext:value-type="float">
            <text:p>367.07</text:p>
          </table:table-cell>
          <table:table-cell table:formula="of:=[.D48]*(60/[.C48])" office:value-type="float" office:value="379.336931380108" calcext:value-type="float">
            <text:p>37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formula="of:=([.A49] - [.$A$7])+([.B49]/60)" office:value-type="float" office:value="66.8333333333333" calcext:value-type="float">
            <text:p>66.83</text:p>
          </table:table-cell>
          <table:table-cell table:style-name="ce23" office:value-type="float" office:value="420" calcext:value-type="float">
            <text:p>420</text:p>
          </table:table-cell>
          <table:table-cell/>
          <table:table-cell table:formula="of:=([.D49]-[.D48])*60/([.C49]-[.C48])" office:value-type="float" office:value="302.521008403361" calcext:value-type="float">
            <text:p>302.52</text:p>
          </table:table-cell>
          <table:table-cell table:formula="of:=AVERAGE([.F40:.$F49])" office:value-type="float" office:value="366.551287925444" calcext:value-type="float">
            <text:p>366.55</text:p>
          </table:table-cell>
          <table:table-cell table:formula="of:=[.D49]*(60/[.C49])" office:value-type="float" office:value="377.057356608479" calcext:value-type="float">
            <text:p>37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table:formula="of:=([.A50] - [.$A$7])+([.B50]/60)" office:value-type="float" office:value="68.7666666666667" calcext:value-type="float">
            <text:p>68.77</text:p>
          </table:table-cell>
          <table:table-cell table:style-name="ce23" office:value-type="float" office:value="430" calcext:value-type="float">
            <text:p>430</text:p>
          </table:table-cell>
          <table:table-cell/>
          <table:table-cell table:formula="of:=([.D50]-[.D49])*60/([.C50]-[.C49])" office:value-type="float" office:value="310.344827586206" calcext:value-type="float">
            <text:p>310.34</text:p>
          </table:table-cell>
          <table:table-cell table:formula="of:=AVERAGE([.F41:.$F50])" office:value-type="float" office:value="361.942206327629" calcext:value-type="float">
            <text:p>361.94</text:p>
          </table:table-cell>
          <table:table-cell table:formula="of:=[.D50]*(60/[.C50])" office:value-type="float" office:value="375.181774115366" calcext:value-type="float">
            <text:p>37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([.A51] - [.$A$7])+([.B51]/60)" office:value-type="float" office:value="70.3166666666667" calcext:value-type="float">
            <text:p>70.32</text:p>
          </table:table-cell>
          <table:table-cell table:style-name="ce23" office:value-type="float" office:value="440" calcext:value-type="float">
            <text:p>440</text:p>
          </table:table-cell>
          <table:table-cell/>
          <table:table-cell table:formula="of:=([.D51]-[.D50])*60/([.C51]-[.C50])" office:value-type="float" office:value="387.096774193549" calcext:value-type="float">
            <text:p>387.10</text:p>
          </table:table-cell>
          <table:table-cell table:formula="of:=AVERAGE([.F42:.$F51])" office:value-type="float" office:value="369.072936378563" calcext:value-type="float">
            <text:p>369.07</text:p>
          </table:table-cell>
          <table:table-cell table:formula="of:=[.D51]*(60/[.C51])" office:value-type="float" office:value="375.444418108557" calcext:value-type="float">
            <text:p>37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([.A52] - [.$A$7])+([.B52]/60)" office:value-type="float" office:value="72.2333333333333" calcext:value-type="float">
            <text:p>72.23</text:p>
          </table:table-cell>
          <table:table-cell table:style-name="ce23" office:value-type="float" office:value="450" calcext:value-type="float">
            <text:p>450</text:p>
          </table:table-cell>
          <table:table-cell/>
          <table:table-cell table:formula="of:=([.D52]-[.D51])*60/([.C52]-[.C51])" office:value-type="float" office:value="313.043478260869" calcext:value-type="float">
            <text:p>313.04</text:p>
          </table:table-cell>
          <table:table-cell table:formula="of:=AVERAGE([.F43:.$F52])" office:value-type="float" office:value="344.12728420465" calcext:value-type="float">
            <text:p>344.13</text:p>
          </table:table-cell>
          <table:table-cell table:formula="of:=[.D52]*(60/[.C52])" office:value-type="float" office:value="373.788647900323" calcext:value-type="float">
            <text:p>37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table:formula="of:=([.A53] - [.$A$7])+([.B53]/60)" office:value-type="float" office:value="73.8666666666667" calcext:value-type="float">
            <text:p>73.87</text:p>
          </table:table-cell>
          <table:table-cell table:style-name="ce23" office:value-type="float" office:value="460" calcext:value-type="float">
            <text:p>460</text:p>
          </table:table-cell>
          <table:table-cell/>
          <table:table-cell table:formula="of:=([.D53]-[.D52])*60/([.C53]-[.C52])" office:value-type="float" office:value="367.346938775512" calcext:value-type="float">
            <text:p>367.35</text:p>
          </table:table-cell>
          <table:table-cell table:formula="of:=AVERAGE([.F44:.$F53])" office:value-type="float" office:value="338.50903690573" calcext:value-type="float">
            <text:p>338.51</text:p>
          </table:table-cell>
          <table:table-cell table:formula="of:=[.D53]*(60/[.C53])" office:value-type="float" office:value="373.646209386282" calcext:value-type="float">
            <text:p>37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([.A54] - [.$A$7])+([.B54]/60)" office:value-type="float" office:value="75.05" calcext:value-type="float">
            <text:p>75.05</text:p>
          </table:table-cell>
          <table:table-cell table:style-name="ce23" office:value-type="float" office:value="470" calcext:value-type="float">
            <text:p>470</text:p>
          </table:table-cell>
          <table:table-cell/>
          <table:table-cell table:formula="of:=([.D54]-[.D53])*60/([.C54]-[.C53])" office:value-type="float" office:value="507.042253521125" calcext:value-type="float">
            <text:p>507.04</text:p>
          </table:table-cell>
          <table:table-cell table:formula="of:=AVERAGE([.F45:.$F54])" office:value-type="float" office:value="368.988543156719" calcext:value-type="float">
            <text:p>368.99</text:p>
          </table:table-cell>
          <table:table-cell table:formula="of:=[.D54]*(60/[.C54])" office:value-type="float" office:value="375.749500333111" calcext:value-type="float">
            <text:p>3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table:formula="of:=([.A55] - [.$A$7])+([.B55]/60)" office:value-type="float" office:value="76.75" calcext:value-type="float">
            <text:p>76.75</text:p>
          </table:table-cell>
          <table:table-cell table:style-name="ce23" office:value-type="float" office:value="480" calcext:value-type="float">
            <text:p>480</text:p>
          </table:table-cell>
          <table:table-cell/>
          <table:table-cell table:formula="of:=([.D55]-[.D54])*60/([.C55]-[.C54])" office:value-type="float" office:value="352.941176470588" calcext:value-type="float">
            <text:p>352.94</text:p>
          </table:table-cell>
          <table:table-cell table:formula="of:=AVERAGE([.F46:.$F55])" office:value-type="float" office:value="369.667276188393" calcext:value-type="float">
            <text:p>369.67</text:p>
          </table:table-cell>
          <table:table-cell table:formula="of:=[.D55]*(60/[.C55])" office:value-type="float" office:value="375.244299674267" calcext:value-type="float">
            <text:p>37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table:formula="of:=([.A56] - [.$A$7])+([.B56]/60)" office:value-type="float" office:value="78.5666666666667" calcext:value-type="float">
            <text:p>78.57</text:p>
          </table:table-cell>
          <table:table-cell table:style-name="ce23" office:value-type="float" office:value="490" calcext:value-type="float">
            <text:p>490</text:p>
          </table:table-cell>
          <table:table-cell/>
          <table:table-cell table:formula="of:=([.D56]-[.D55])*60/([.C56]-[.C55])" office:value-type="float" office:value="330.275229357799" calcext:value-type="float">
            <text:p>330.28</text:p>
          </table:table-cell>
          <table:table-cell table:formula="of:=AVERAGE([.F47:.$F56])" office:value-type="float" office:value="359.32130514827" calcext:value-type="float">
            <text:p>359.32</text:p>
          </table:table-cell>
          <table:table-cell table:formula="of:=[.D56]*(60/[.C56])" office:value-type="float" office:value="374.204497242257" calcext:value-type="float">
            <text:p>37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formula="of:=([.A57] - [.$A$7])+([.B57]/60)" office:value-type="float" office:value="79.1833333333333" calcext:value-type="float">
            <text:p>79.18</text:p>
          </table:table-cell>
          <table:table-cell table:style-name="ce23" office:value-type="float" office:value="500" calcext:value-type="float">
            <text:p>500</text:p>
          </table:table-cell>
          <table:table-cell/>
          <table:table-cell table:formula="of:=([.D57]-[.D56])*60/([.C57]-[.C56])" office:value-type="float" office:value="972.972972972961" calcext:value-type="float">
            <text:p>972.97</text:p>
          </table:table-cell>
          <table:table-cell table:formula="of:=AVERAGE([.F48:.$F57])" office:value-type="float" office:value="418.320730105141" calcext:value-type="float">
            <text:p>418.32</text:p>
          </table:table-cell>
          <table:table-cell table:formula="of:=[.D57]*(60/[.C57])" office:value-type="float" office:value="378.867606819617" calcext:value-type="float">
            <text:p>37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table:formula="of:=([.A58] - [.$A$7])+([.B58]/60)" office:value-type="float" office:value="81.95" calcext:value-type="float">
            <text:p>81.95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([.D58]-[.D57])*60/([.C58]-[.C57])" office:value-type="float" office:value="216.867469879518" calcext:value-type="float">
            <text:p>216.87</text:p>
          </table:table-cell>
          <table:table-cell table:formula="of:=AVERAGE([.F49:.$F58])" office:value-type="float" office:value="406.045212942149" calcext:value-type="float">
            <text:p>406.05</text:p>
          </table:table-cell>
          <table:table-cell table:formula="of:=[.D58]*(60/[.C58])" office:value-type="float" office:value="373.39841366687" calcext:value-type="float">
            <text:p>37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table:formula="of:=([.A59] - [.$A$7])+([.B59]/60)" office:value-type="float" office:value="84.3166666666667" calcext:value-type="float">
            <text:p>84.32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([.D59]-[.D58])*60/([.C59]-[.C58])" office:value-type="float" office:value="253.521126760564" calcext:value-type="float">
            <text:p>253.52</text:p>
          </table:table-cell>
          <table:table-cell table:formula="of:=AVERAGE([.F50:.$F59])" office:value-type="float" office:value="401.145224777869" calcext:value-type="float">
            <text:p>401.15</text:p>
          </table:table-cell>
          <table:table-cell table:formula="of:=[.D59]*(60/[.C59])" office:value-type="float" office:value="370.033603478948" calcext:value-type="float">
            <text:p>37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([.A60] - [.$A$7])+([.B60]/60)" office:value-type="float" office:value="85.8333333333333" calcext:value-type="float">
            <text:p>85.83</text:p>
          </table:table-cell>
          <table:table-cell table:style-name="ce23" office:value-type="float" office:value="530" calcext:value-type="float">
            <text:p>530</text:p>
          </table:table-cell>
          <table:table-cell/>
          <table:table-cell table:formula="of:=([.D60]-[.D59])*60/([.C60]-[.C59])" office:value-type="float" office:value="395.604395604396" calcext:value-type="float">
            <text:p>395.60</text:p>
          </table:table-cell>
          <table:table-cell table:formula="of:=AVERAGE([.F51:.$F60])" office:value-type="float" office:value="409.671181579688" calcext:value-type="float">
            <text:p>409.67</text:p>
          </table:table-cell>
          <table:table-cell table:formula="of:=[.D60]*(60/[.C60])" office:value-type="float" office:value="370.485436893204" calcext:value-type="float">
            <text:p>37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table:formula="of:=([.A61] - [.$A$7])+([.B61]/60)" office:value-type="float" office:value="87.9166666666667" calcext:value-type="float">
            <text:p>87.92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([.D61]-[.D60])*60/([.C61]-[.C60])" office:value-type="float" office:value="287.999999999999" calcext:value-type="float">
            <text:p>288.00</text:p>
          </table:table-cell>
          <table:table-cell table:formula="of:=AVERAGE([.F52:.$F61])" office:value-type="float" office:value="399.761504160333" calcext:value-type="float">
            <text:p>399.76</text:p>
          </table:table-cell>
          <table:table-cell table:formula="of:=[.D61]*(60/[.C61])" office:value-type="float" office:value="368.530805687204" calcext:value-type="float">
            <text:p>36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table:formula="of:=([.A62] - [.$A$7])+([.B62]/60)" office:value-type="float" office:value="89.15" calcext:value-type="float">
            <text:p>89.15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([.D62]-[.D61])*60/([.C62]-[.C61])" office:value-type="float" office:value="486.486486486486" calcext:value-type="float">
            <text:p>486.49</text:p>
          </table:table-cell>
          <table:table-cell table:formula="of:=AVERAGE([.F53:.$F62])" office:value-type="float" office:value="417.105804982895" calcext:value-type="float">
            <text:p>417.11</text:p>
          </table:table-cell>
          <table:table-cell table:formula="of:=[.D62]*(60/[.C62])" office:value-type="float" office:value="370.16264722378" calcext:value-type="float">
            <text:p>37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table:formula="of:=([.A63] - [.$A$7])+([.B63]/60)" office:value-type="float" office:value="90.2833333333333" calcext:value-type="float">
            <text:p>90.28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([.D63]-[.D62])*60/([.C63]-[.C62])" office:value-type="float" office:value="529.411764705886" calcext:value-type="float">
            <text:p>529.41</text:p>
          </table:table-cell>
          <table:table-cell table:formula="of:=AVERAGE([.F54:.$F63])" office:value-type="float" office:value="433.312287575932" calcext:value-type="float">
            <text:p>433.31</text:p>
          </table:table-cell>
          <table:table-cell table:formula="of:=[.D63]*(60/[.C63])" office:value-type="float" office:value="372.161713125346" calcext:value-type="float">
            <text:p>37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table:formula="of:=([.A64] - [.$A$7])+([.B64]/60)" office:value-type="float" office:value="91.6333333333333" calcext:value-type="float">
            <text:p>91.63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([.D64]-[.D63])*60/([.C64]-[.C63])" office:value-type="float" office:value="444.444444444442" calcext:value-type="float">
            <text:p>444.44</text:p>
          </table:table-cell>
          <table:table-cell table:formula="of:=AVERAGE([.F55:.$F64])" office:value-type="float" office:value="427.052506668264" calcext:value-type="float">
            <text:p>427.05</text:p>
          </table:table-cell>
          <table:table-cell table:formula="of:=[.D64]*(60/[.C64])" office:value-type="float" office:value="373.226627864678" calcext:value-type="float">
            <text:p>37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formula="of:=([.A65] - [.$A$7])+([.B65]/60)" office:value-type="float" office:value="93.1833333333333" calcext:value-type="float">
            <text:p>93.18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([.D65]-[.D64])*60/([.C65]-[.C64])" office:value-type="float" office:value="387.096774193549" calcext:value-type="float">
            <text:p>387.10</text:p>
          </table:table-cell>
          <table:table-cell table:formula="of:=AVERAGE([.F56:.$F65])" office:value-type="float" office:value="430.46806644056" calcext:value-type="float">
            <text:p>430.47</text:p>
          </table:table-cell>
          <table:table-cell table:formula="of:=[.D65]*(60/[.C65])" office:value-type="float" office:value="373.457342157038" calcext:value-type="float">
            <text:p>37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table:formula="of:=([.A66] - [.$A$7])+([.B66]/60)" office:value-type="float" office:value="94.45" calcext:value-type="float">
            <text:p>94.45</text:p>
          </table:table-cell>
          <table:table-cell table:style-name="ce23" office:value-type="float" office:value="590" calcext:value-type="float">
            <text:p>590</text:p>
          </table:table-cell>
          <table:table-cell/>
          <table:table-cell table:formula="of:=([.D66]-[.D65])*60/([.C66]-[.C65])" office:value-type="float" office:value="473.684210526316" calcext:value-type="float">
            <text:p>473.68</text:p>
          </table:table-cell>
          <table:table-cell table:formula="of:=AVERAGE([.F57:.$F66])" office:value-type="float" office:value="444.808964557412" calcext:value-type="float">
            <text:p>444.81</text:p>
          </table:table-cell>
          <table:table-cell table:formula="of:=[.D66]*(60/[.C66])" office:value-type="float" office:value="374.801482265749" calcext:value-type="float">
            <text:p>37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table:formula="of:=([.A67] - [.$A$7])+([.B67]/60)" office:value-type="float" office:value="97.5333333333333" calcext:value-type="float">
            <text:p>97.53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([.D67]-[.D66])*60/([.C67]-[.C66])" office:value-type="float" office:value="194.594594594595" calcext:value-type="float">
            <text:p>194.59</text:p>
          </table:table-cell>
          <table:table-cell table:formula="of:=AVERAGE([.F58:.$F67])" office:value-type="float" office:value="366.971126719575" calcext:value-type="float">
            <text:p>366.97</text:p>
          </table:table-cell>
          <table:table-cell table:formula="of:=[.D67]*(60/[.C67])" office:value-type="float" office:value="369.104579630895" calcext:value-type="float">
            <text:p>36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([.A68] - [.$A$7])+([.B68]/60)" office:value-type="float" office:value="99.0333333333333" calcext:value-type="float">
            <text:p>99.03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([.D68]-[.D67])*60/([.C68]-[.C67])" office:value-type="float" office:value="400" calcext:value-type="float">
            <text:p>400.00</text:p>
          </table:table-cell>
          <table:table-cell table:formula="of:=AVERAGE([.F59:.$F68])" office:value-type="float" office:value="385.284379731623" calcext:value-type="float">
            <text:p>385.28</text:p>
          </table:table-cell>
          <table:table-cell table:formula="of:=[.D68]*(60/[.C68])" office:value-type="float" office:value="369.572534500168" calcext:value-type="float">
            <text:p>37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formula="of:=([.A69] - [.$A$7])+([.B69]/60)" office:value-type="float" office:value="100.3" calcext:value-type="float">
            <text:p>100.30</text:p>
          </table:table-cell>
          <table:table-cell office:value-type="float" office:value="620" calcext:value-type="float">
            <text:p>620</text:p>
          </table:table-cell>
          <table:table-cell/>
          <table:table-cell table:formula="of:=([.D69]-[.D68])*60/([.C69]-[.C68])" office:value-type="float" office:value="473.684210526316" calcext:value-type="float">
            <text:p>473.68</text:p>
          </table:table-cell>
          <table:table-cell table:formula="of:=AVERAGE([.F60:.$F69])" office:value-type="float" office:value="407.300688108198" calcext:value-type="float">
            <text:p>407.30</text:p>
          </table:table-cell>
          <table:table-cell table:formula="of:=[.D69]*(60/[.C69])" office:value-type="float" office:value="370.887337986042" calcext:value-type="float">
            <text:p>37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formula="of:=([.A70] - [.$A$7])+([.B70]/60)" office:value-type="float" office:value="101.733333333333" calcext:value-type="float">
            <text:p>101.73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([.D70]-[.D69])*60/([.C70]-[.C69])" office:value-type="float" office:value="418.60465116279" calcext:value-type="float">
            <text:p>418.60</text:p>
          </table:table-cell>
          <table:table-cell table:formula="of:=AVERAGE([.F61:.$F70])" office:value-type="float" office:value="409.600713664038" calcext:value-type="float">
            <text:p>409.60</text:p>
          </table:table-cell>
          <table:table-cell table:formula="of:=[.D70]*(60/[.C70])" office:value-type="float" office:value="371.559633027523" calcext:value-type="float">
            <text:p>37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([.A71] - [.$A$7])+([.B71]/60)" office:value-type="float" office:value="103.116666666667" calcext:value-type="float">
            <text:p>103.12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([.D71]-[.D70])*60/([.C71]-[.C70])" office:value-type="float" office:value="433.734939759039" calcext:value-type="float">
            <text:p>433.73</text:p>
          </table:table-cell>
          <table:table-cell table:formula="of:=AVERAGE([.F62:.$F71])" office:value-type="float" office:value="424.174207639942" calcext:value-type="float">
            <text:p>424.17</text:p>
          </table:table-cell>
          <table:table-cell table:formula="of:=[.D71]*(60/[.C71])" office:value-type="float" office:value="372.393728786165" calcext:value-type="float">
            <text:p>37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table:formula="of:=([.A72] - [.$A$7])+([.B72]/60)" office:value-type="float" office:value="104.15" calcext:value-type="float">
            <text:p>104.15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([.D72]-[.D71])*60/([.C72]-[.C71])" office:value-type="float" office:value="580.645161290316" calcext:value-type="float">
            <text:p>580.65</text:p>
          </table:table-cell>
          <table:table-cell table:formula="of:=AVERAGE([.F63:.$F72])" office:value-type="float" office:value="433.590075120325" calcext:value-type="float">
            <text:p>433.59</text:p>
          </table:table-cell>
          <table:table-cell table:formula="of:=[.D72]*(60/[.C72])" office:value-type="float" office:value="374.459913586174" calcext:value-type="float">
            <text:p>37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table:formula="of:=([.A73] - [.$A$7])+([.B73]/60)" office:value-type="float" office:value="105.283333333333" calcext:value-type="float">
            <text:p>105.28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([.D73]-[.D72])*60/([.C73]-[.C72])" office:value-type="float" office:value="529.411764705886" calcext:value-type="float">
            <text:p>529.41</text:p>
          </table:table-cell>
          <table:table-cell table:formula="of:=AVERAGE([.F64:.$F73])" office:value-type="float" office:value="433.590075120325" calcext:value-type="float">
            <text:p>433.59</text:p>
          </table:table-cell>
          <table:table-cell table:formula="of:=[.D73]*(60/[.C73])" office:value-type="float" office:value="376.127908817477" calcext:value-type="float">
            <text:p>37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table:formula="of:=([.A74] - [.$A$7])+([.B74]/60)" office:value-type="float" office:value="106.7" calcext:value-type="float">
            <text:p>106.70</text:p>
          </table:table-cell>
          <table:table-cell office:value-type="float" office:value="670" calcext:value-type="float">
            <text:p>670</text:p>
          </table:table-cell>
          <table:table-cell/>
          <table:table-cell table:formula="of:=([.D74]-[.D73])*60/([.C74]-[.C73])" office:value-type="float" office:value="423.529411764704" calcext:value-type="float">
            <text:p>423.53</text:p>
          </table:table-cell>
          <table:table-cell table:formula="of:=AVERAGE([.F65:.$F74])" office:value-type="float" office:value="431.498571852351" calcext:value-type="float">
            <text:p>431.50</text:p>
          </table:table-cell>
          <table:table-cell table:formula="of:=[.D74]*(60/[.C74])" office:value-type="float" office:value="376.757263355201" calcext:value-type="float">
            <text:p>37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table:formula="of:=([.A75] - [.$A$7])+([.B75]/60)" office:value-type="float" office:value="108.366666666667" calcext:value-type="float">
            <text:p>108.37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([.D75]-[.D74])*60/([.C75]-[.C74])" office:value-type="float" office:value="360.000000000002" calcext:value-type="float">
            <text:p>360.00</text:p>
          </table:table-cell>
          <table:table-cell table:formula="of:=AVERAGE([.F66:.$F75])" office:value-type="float" office:value="428.788894432996" calcext:value-type="float">
            <text:p>428.79</text:p>
          </table:table-cell>
          <table:table-cell table:formula="of:=[.D75]*(60/[.C75])" office:value-type="float" office:value="376.499538603507" calcext:value-type="float">
            <text:p>37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table:formula="of:=([.A76] - [.$A$7])+([.B76]/60)" office:value-type="float" office:value="109.783333333333" calcext:value-type="float">
            <text:p>109.78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([.D76]-[.D75])*60/([.C76]-[.C75])" office:value-type="float" office:value="423.529411764704" calcext:value-type="float">
            <text:p>423.53</text:p>
          </table:table-cell>
          <table:table-cell table:formula="of:=AVERAGE([.F67:.$F76])" office:value-type="float" office:value="423.773414556835" calcext:value-type="float">
            <text:p>423.77</text:p>
          </table:table-cell>
          <table:table-cell table:formula="of:=[.D76]*(60/[.C76])" office:value-type="float" office:value="377.10642173979" calcext:value-type="float">
            <text:p>37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table:formula="of:=([.A77] - [.$A$7])+([.B77]/60)" office:value-type="float" office:value="111.166666666667" calcext:value-type="float">
            <text:p>111.17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([.D77]-[.D76])*60/([.C77]-[.C76])" office:value-type="float" office:value="433.734939759034" calcext:value-type="float">
            <text:p>433.73</text:p>
          </table:table-cell>
          <table:table-cell table:formula="of:=AVERAGE([.F68:.$F77])" office:value-type="float" office:value="447.687449073279" calcext:value-type="float">
            <text:p>447.69</text:p>
          </table:table-cell>
          <table:table-cell table:formula="of:=[.D77]*(60/[.C77])" office:value-type="float" office:value="377.811094452774" calcext:value-type="float">
            <text:p>37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4" calcext:value-type="float">
            <text:p>34</text:p>
          </table:table-cell>
          <table:table-cell table:formula="of:=([.A78] - [.$A$7])+([.B78]/60)" office:value-type="float" office:value="112.566666666667" calcext:value-type="float">
            <text:p>112.57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([.D78]-[.D77])*60/([.C78]-[.C77])" office:value-type="float" office:value="428.571428571431" calcext:value-type="float">
            <text:p>428.57</text:p>
          </table:table-cell>
          <table:table-cell table:formula="of:=AVERAGE([.F69:.$F78])" office:value-type="float" office:value="450.544591930422" calcext:value-type="float">
            <text:p>450.54</text:p>
          </table:table-cell>
          <table:table-cell table:formula="of:=[.D78]*(60/[.C78])" office:value-type="float" office:value="378.442404501036" calcext:value-type="float">
            <text:p>37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6" calcext:value-type="float">
            <text:p>36</text:p>
          </table:table-cell>
          <table:table-cell table:formula="of:=([.A79] - [.$A$7])+([.B79]/60)" office:value-type="float" office:value="114.6" calcext:value-type="float">
            <text:p>114.60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([.D79]-[.D78])*60/([.C79]-[.C78])" office:value-type="float" office:value="295.081967213115" calcext:value-type="float">
            <text:p>295.08</text:p>
          </table:table-cell>
          <table:table-cell table:formula="of:=AVERAGE([.F70:.$F79])" office:value-type="float" office:value="432.684367599102" calcext:value-type="float">
            <text:p>432.68</text:p>
          </table:table-cell>
          <table:table-cell table:formula="of:=[.D79]*(60/[.C79])" office:value-type="float" office:value="376.96335078534" calcext:value-type="float">
            <text:p>37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table:formula="of:=([.A80] - [.$A$7])+([.B80]/60)" office:value-type="float" office:value="115.95" calcext:value-type="float">
            <text:p>115.95</text:p>
          </table:table-cell>
          <table:table-cell office:value-type="float" office:value="730" calcext:value-type="float">
            <text:p>730</text:p>
          </table:table-cell>
          <table:table-cell/>
          <table:table-cell table:formula="of:=([.D80]-[.D79])*60/([.C80]-[.C79])" office:value-type="float" office:value="444.444444444442" calcext:value-type="float">
            <text:p>444.44</text:p>
          </table:table-cell>
          <table:table-cell table:formula="of:=AVERAGE([.F71:.$F80])" office:value-type="float" office:value="435.268346927267" calcext:value-type="float">
            <text:p>435.27</text:p>
          </table:table-cell>
          <table:table-cell table:formula="of:=[.D80]*(60/[.C80])" office:value-type="float" office:value="377.749029754204" calcext:value-type="float">
            <text:p>37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formula="of:=([.A81] - [.$A$7])+([.B81]/60)" office:value-type="float" office:value="117.066666666667" calcext:value-type="float">
            <text:p>117.07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([.D81]-[.D80])*60/([.C81]-[.C80])" office:value-type="float" office:value="537.313432835824" calcext:value-type="float">
            <text:p>537.31</text:p>
          </table:table-cell>
          <table:table-cell table:formula="of:=AVERAGE([.F72:.$F81])" office:value-type="float" office:value="445.626196234946" calcext:value-type="float">
            <text:p>445.63</text:p>
          </table:table-cell>
          <table:table-cell table:formula="of:=[.D81]*(60/[.C81])" office:value-type="float" office:value="379.271070615034" calcext:value-type="float">
            <text:p>37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table:formula="of:=([.A82] - [.$A$7])+([.B82]/60)" office:value-type="float" office:value="118.116666666667" calcext:value-type="float">
            <text:p>118.12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([.D82]-[.D81])*60/([.C82]-[.C81])" office:value-type="float" office:value="571.428571428573" calcext:value-type="float">
            <text:p>571.43</text:p>
          </table:table-cell>
          <table:table-cell table:formula="of:=AVERAGE([.F73:.$F82])" office:value-type="float" office:value="444.704537248772" calcext:value-type="float">
            <text:p>444.70</text:p>
          </table:table-cell>
          <table:table-cell table:formula="of:=[.D82]*(60/[.C82])" office:value-type="float" office:value="380.979257795964" calcext:value-type="float">
            <text:p>38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formula="of:=([.A83] - [.$A$7])+([.B83]/60)" office:value-type="float" office:value="120.666666666667" calcext:value-type="float">
            <text:p>120.67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([.D83]-[.D82])*60/([.C83]-[.C82])" office:value-type="float" office:value="235.294117647058" calcext:value-type="float">
            <text:p>235.29</text:p>
          </table:table-cell>
          <table:table-cell table:formula="of:=AVERAGE([.F74:.$F83])" office:value-type="float" office:value="415.292772542889" calcext:value-type="float">
            <text:p>415.29</text:p>
          </table:table-cell>
          <table:table-cell table:formula="of:=[.D83]*(60/[.C83])" office:value-type="float" office:value="377.900552486188" calcext:value-type="float">
            <text:p>37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table:formula="of:=([.A84] - [.$A$7])+([.B84]/60)" office:value-type="float" office:value="122.183333333333" calcext:value-type="float">
            <text:p>122.18</text:p>
          </table:table-cell>
          <table:table-cell office:value-type="float" office:value="770" calcext:value-type="float">
            <text:p>770</text:p>
          </table:table-cell>
          <table:table-cell/>
          <table:table-cell table:formula="of:=([.D84]-[.D83])*60/([.C84]-[.C83])" office:value-type="float" office:value="395.604395604396" calcext:value-type="float">
            <text:p>395.60</text:p>
          </table:table-cell>
          <table:table-cell table:formula="of:=AVERAGE([.F75:.$F84])" office:value-type="float" office:value="412.500270926858" calcext:value-type="float">
            <text:p>412.50</text:p>
          </table:table-cell>
          <table:table-cell table:formula="of:=[.D84]*(60/[.C84])" office:value-type="float" office:value="378.120311008048" calcext:value-type="float">
            <text:p>37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formula="of:=([.A85] - [.$A$7])+([.B85]/60)" office:value-type="float" office:value="124.033333333333" calcext:value-type="float">
            <text:p>124.03</text:p>
          </table:table-cell>
          <table:table-cell office:value-type="float" office:value="780" calcext:value-type="float">
            <text:p>780</text:p>
          </table:table-cell>
          <table:table-cell/>
          <table:table-cell table:formula="of:=([.D85]-[.D84])*60/([.C85]-[.C84])" office:value-type="float" office:value="324.324324324325" calcext:value-type="float">
            <text:p>324.32</text:p>
          </table:table-cell>
          <table:table-cell table:formula="of:=AVERAGE([.F76:.$F85])" office:value-type="float" office:value="408.93270335929" calcext:value-type="float">
            <text:p>408.93</text:p>
          </table:table-cell>
          <table:table-cell table:formula="of:=[.D85]*(60/[.C85])" office:value-type="float" office:value="377.317925288901" calcext:value-type="float">
            <text:p>37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7" calcext:value-type="float">
            <text:p>27</text:p>
          </table:table-cell>
          <table:table-cell table:formula="of:=([.A86] - [.$A$7])+([.B86]/60)" office:value-type="float" office:value="125.45" calcext:value-type="float">
            <text:p>125.45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([.D86]-[.D85])*60/([.C86]-[.C85])" office:value-type="float" office:value="423.529411764704" calcext:value-type="float">
            <text:p>423.53</text:p>
          </table:table-cell>
          <table:table-cell table:formula="of:=AVERAGE([.F77:.$F86])" office:value-type="float" office:value="408.93270335929" calcext:value-type="float">
            <text:p>408.93</text:p>
          </table:table-cell>
          <table:table-cell table:formula="of:=[.D86]*(60/[.C86])" office:value-type="float" office:value="377.839776803507" calcext:value-type="float">
            <text:p>37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([.A87] - [.$A$7])+([.B87]/60)" office:value-type="float" office:value="127" calcext:value-type="float">
            <text:p>127.00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([.D87]-[.D86])*60/([.C87]-[.C86])" office:value-type="float" office:value="387.096774193549" calcext:value-type="float">
            <text:p>387.10</text:p>
          </table:table-cell>
          <table:table-cell table:formula="of:=AVERAGE([.F78:.$F87])" office:value-type="float" office:value="404.268886802742" calcext:value-type="float">
            <text:p>404.27</text:p>
          </table:table-cell>
          <table:table-cell table:formula="of:=[.D87]*(60/[.C87])" office:value-type="float" office:value="377.952755905512" calcext:value-type="float">
            <text:p>37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table:formula="of:=([.A88] - [.$A$7])+([.B88]/60)" office:value-type="float" office:value="128.733333333333" calcext:value-type="float">
            <text:p>128.73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([.D88]-[.D87])*60/([.C88]-[.C87])" office:value-type="float" office:value="346.153846153849" calcext:value-type="float">
            <text:p>346.15</text:p>
          </table:table-cell>
          <table:table-cell table:formula="of:=AVERAGE([.F79:.$F88])" office:value-type="float" office:value="396.027128560984" calcext:value-type="float">
            <text:p>396.03</text:p>
          </table:table-cell>
          <table:table-cell table:formula="of:=[.D88]*(60/[.C88])" office:value-type="float" office:value="377.524598653547" calcext:value-type="float">
            <text:p>37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3" calcext:value-type="float">
            <text:p>43</text:p>
          </table:table-cell>
          <table:table-cell table:formula="of:=([.A89] - [.$A$7])+([.B89]/60)" office:value-type="float" office:value="130.716666666667" calcext:value-type="float">
            <text:p>130.72</text:p>
          </table:table-cell>
          <table:table-cell office:value-type="float" office:value="820" calcext:value-type="float">
            <text:p>820</text:p>
          </table:table-cell>
          <table:table-cell/>
          <table:table-cell table:formula="of:=([.D89]-[.D88])*60/([.C89]-[.C88])" office:value-type="float" office:value="302.521008403359" calcext:value-type="float">
            <text:p>302.52</text:p>
          </table:table-cell>
          <table:table-cell table:formula="of:=AVERAGE([.F80:.$F89])" office:value-type="float" office:value="396.771032680008" calcext:value-type="float">
            <text:p>396.77</text:p>
          </table:table-cell>
          <table:table-cell table:formula="of:=[.D89]*(60/[.C89])" office:value-type="float" office:value="376.386586765268" calcext:value-type="float">
            <text:p>37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([.A90] - [.$A$7])+([.B90]/60)" office:value-type="float" office:value="132" calcext:value-type="float">
            <text:p>132.00</text:p>
          </table:table-cell>
          <table:table-cell office:value-type="float" office:value="830" calcext:value-type="float">
            <text:p>830</text:p>
          </table:table-cell>
          <table:table-cell/>
          <table:table-cell table:formula="of:=([.D90]-[.D89])*60/([.C90]-[.C89])" office:value-type="float" office:value="467.532467532468" calcext:value-type="float">
            <text:p>467.53</text:p>
          </table:table-cell>
          <table:table-cell table:formula="of:=AVERAGE([.F81:.$F90])" office:value-type="float" office:value="399.07983498881" calcext:value-type="float">
            <text:p>399.08</text:p>
          </table:table-cell>
          <table:table-cell table:formula="of:=[.D90]*(60/[.C90])" office:value-type="float" office:value="377.272727272727" calcext:value-type="float">
            <text:p>37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table:formula="of:=([.A91] - [.$A$7])+([.B91]/60)" office:value-type="float" office:value="133.383333333333" calcext:value-type="float">
            <text:p>133.38</text:p>
          </table:table-cell>
          <table:table-cell office:value-type="float" office:value="840" calcext:value-type="float">
            <text:p>840</text:p>
          </table:table-cell>
          <table:table-cell/>
          <table:table-cell table:formula="of:=([.D91]-[.D90])*60/([.C91]-[.C90])" office:value-type="float" office:value="433.734939759039" calcext:value-type="float">
            <text:p>433.73</text:p>
          </table:table-cell>
          <table:table-cell table:formula="of:=AVERAGE([.F82:.$F91])" office:value-type="float" office:value="388.721985681132" calcext:value-type="float">
            <text:p>388.72</text:p>
          </table:table-cell>
          <table:table-cell table:formula="of:=[.D91]*(60/[.C91])" office:value-type="float" office:value="377.858303136324" calcext:value-type="float">
            <text:p>37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" calcext:value-type="float">
            <text:p>25</text:p>
          </table:table-cell>
          <table:table-cell table:formula="of:=([.A92] - [.$A$7])+([.B92]/60)" office:value-type="float" office:value="134.416666666667" calcext:value-type="float">
            <text:p>134.42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([.D92]-[.D91])*60/([.C92]-[.C91])" office:value-type="float" office:value="580.645161290324" calcext:value-type="float">
            <text:p>580.65</text:p>
          </table:table-cell>
          <table:table-cell table:formula="of:=AVERAGE([.F83:.$F92])" office:value-type="float" office:value="389.643644667307" calcext:value-type="float">
            <text:p>389.64</text:p>
          </table:table-cell>
          <table:table-cell table:formula="of:=[.D92]*(60/[.C92])" office:value-type="float" office:value="379.417234965902" calcext:value-type="float">
            <text:p>37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  <table:table-cell table:formula="of:=([.A93] - [.$A$7])+([.B93]/60)" office:value-type="float" office:value="135.483333333333" calcext:value-type="float">
            <text:p>135.48</text:p>
          </table:table-cell>
          <table:table-cell office:value-type="float" office:value="860" calcext:value-type="float">
            <text:p>860</text:p>
          </table:table-cell>
          <table:table-cell/>
          <table:table-cell table:formula="of:=([.D93]-[.D92])*60/([.C93]-[.C92])" office:value-type="float" office:value="562.500000000002" calcext:value-type="float">
            <text:p>562.50</text:p>
          </table:table-cell>
          <table:table-cell table:formula="of:=AVERAGE([.F84:.$F93])" office:value-type="float" office:value="422.364232902601" calcext:value-type="float">
            <text:p>422.36</text:p>
          </table:table-cell>
          <table:table-cell table:formula="of:=[.D93]*(60/[.C93])" office:value-type="float" office:value="380.858654201009" calcext:value-type="float">
            <text:p>38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table:formula="of:=([.A94] - [.$A$7])+([.B94]/60)" office:value-type="float" office:value="136.716666666667" calcext:value-type="float">
            <text:p>136.72</text:p>
          </table:table-cell>
          <table:table-cell office:value-type="float" office:value="870" calcext:value-type="float">
            <text:p>870</text:p>
          </table:table-cell>
          <table:table-cell/>
          <table:table-cell table:formula="of:=([.D94]-[.D93])*60/([.C94]-[.C93])" office:value-type="float" office:value="486.48648648648" calcext:value-type="float">
            <text:p>486.49</text:p>
          </table:table-cell>
          <table:table-cell table:formula="of:=AVERAGE([.F85:.$F94])" office:value-type="float" office:value="431.45244199081" calcext:value-type="float">
            <text:p>431.45</text:p>
          </table:table-cell>
          <table:table-cell table:formula="of:=[.D94]*(60/[.C94])" office:value-type="float" office:value="381.811532366208" calcext:value-type="float">
            <text:p>38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" calcext:value-type="float">
            <text:p>25</text:p>
          </table:table-cell>
          <table:table-cell table:formula="of:=([.A95] - [.$A$7])+([.B95]/60)" office:value-type="float" office:value="137.416666666667" calcext:value-type="float">
            <text:p>137.42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([.D95]-[.D94])*60/([.C95]-[.C94])" office:value-type="float" office:value="857.142857142871" calcext:value-type="float">
            <text:p>857.14</text:p>
          </table:table-cell>
          <table:table-cell table:formula="of:=AVERAGE([.F86:.$F95])" office:value-type="float" office:value="484.734295272664" calcext:value-type="float">
            <text:p>484.73</text:p>
          </table:table-cell>
          <table:table-cell table:formula="of:=[.D95]*(60/[.C95])" office:value-type="float" office:value="384.232868405094" calcext:value-type="float">
            <text:p>38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7" calcext:value-type="float">
            <text:p>57</text:p>
          </table:table-cell>
          <table:table-cell table:formula="of:=([.A96] - [.$A$7])+([.B96]/60)" office:value-type="float" office:value="138.95" calcext:value-type="float">
            <text:p>138.95</text:p>
          </table:table-cell>
          <table:table-cell office:value-type="float" office:value="890" calcext:value-type="float">
            <text:p>890</text:p>
          </table:table-cell>
          <table:table-cell/>
          <table:table-cell table:formula="of:=([.D96]-[.D95])*60/([.C96]-[.C95])" office:value-type="float" office:value="391.304347826087" calcext:value-type="float">
            <text:p>391.30</text:p>
          </table:table-cell>
          <table:table-cell table:formula="of:=AVERAGE([.F87:.$F96])" office:value-type="float" office:value="481.511788878803" calcext:value-type="float">
            <text:p>481.51</text:p>
          </table:table-cell>
          <table:table-cell table:formula="of:=[.D96]*(60/[.C96])" office:value-type="float" office:value="384.310903202591" calcext:value-type="float">
            <text:p>38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table:formula="of:=([.A97] - [.$A$7])+([.B97]/60)" office:value-type="float" office:value="140.133333333333" calcext:value-type="float">
            <text:p>140.13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([.D97]-[.D96])*60/([.C97]-[.C96])" office:value-type="float" office:value="507.042253521125" calcext:value-type="float">
            <text:p>507.04</text:p>
          </table:table-cell>
          <table:table-cell table:formula="of:=AVERAGE([.F88:.$F97])" office:value-type="float" office:value="493.50633681156" calcext:value-type="float">
            <text:p>493.51</text:p>
          </table:table-cell>
          <table:table-cell table:formula="of:=[.D97]*(60/[.C97])" office:value-type="float" office:value="385.34728829686" calcext:value-type="float">
            <text:p>38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table:formula="of:=([.A98] - [.$A$7])+([.B98]/60)" office:value-type="float" office:value="141.25" calcext:value-type="float">
            <text:p>141.25</text:p>
          </table:table-cell>
          <table:table-cell office:value-type="float" office:value="910" calcext:value-type="float">
            <text:p>910</text:p>
          </table:table-cell>
          <table:table-cell/>
          <table:table-cell table:formula="of:=([.D98]-[.D97])*60/([.C98]-[.C97])" office:value-type="float" office:value="537.313432835817" calcext:value-type="float">
            <text:p>537.31</text:p>
          </table:table-cell>
          <table:table-cell table:formula="of:=AVERAGE([.F89:.$F98])" office:value-type="float" office:value="512.622295479757" calcext:value-type="float">
            <text:p>512.62</text:p>
          </table:table-cell>
          <table:table-cell table:formula="of:=[.D98]*(60/[.C98])" office:value-type="float" office:value="386.548672566372" calcext:value-type="float">
            <text:p>387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([.A99] - [.$A$7])+([.B99]/60)" office:value-type="float" office:value="143.033333333333" calcext:value-type="float">
            <text:p>143.03</text:p>
          </table:table-cell>
          <table:table-cell office:value-type="float" office:value="920" calcext:value-type="float">
            <text:p>920</text:p>
          </table:table-cell>
          <table:table-cell/>
          <table:table-cell table:formula="of:=([.D99]-[.D98])*60/([.C99]-[.C98])" office:value-type="float" office:value="336.448598130842" calcext:value-type="float">
            <text:p>336.45</text:p>
          </table:table-cell>
          <table:table-cell table:formula="of:=AVERAGE([.F90:.$F99])" office:value-type="float" office:value="516.015054452506" calcext:value-type="float">
            <text:p>516.02</text:p>
          </table:table-cell>
          <table:table-cell table:formula="of:=[.D99]*(60/[.C99])" office:value-type="float" office:value="385.924027033326" calcext:value-type="float">
            <text:p>38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table:formula="of:=([.A100] - [.$A$7])+([.B100]/60)" office:value-type="float" office:value="144.233333333333" calcext:value-type="float">
            <text:p>144.23</text:p>
          </table:table-cell>
          <table:table-cell office:value-type="float" office:value="930" calcext:value-type="float">
            <text:p>930</text:p>
          </table:table-cell>
          <table:table-cell/>
          <table:table-cell table:formula="of:=([.D100]-[.D99])*60/([.C100]-[.C99])" office:value-type="float" office:value="500.000000000005" calcext:value-type="float">
            <text:p>500.00</text:p>
          </table:table-cell>
          <table:table-cell table:formula="of:=AVERAGE([.F91:.$F100])" office:value-type="float" office:value="519.261807699259" calcext:value-type="float">
            <text:p>519.26</text:p>
          </table:table-cell>
          <table:table-cell table:formula="of:=[.D100]*(60/[.C100])" office:value-type="float" office:value="386.873122255604" calcext:value-type="float">
            <text:p>38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([.A101] - [.$A$7])+([.B101]/60)" office:value-type="float" office:value="145.966666666667" calcext:value-type="float">
            <text:p>145.97</text:p>
          </table:table-cell>
          <table:table-cell office:value-type="float" office:value="940" calcext:value-type="float">
            <text:p>940</text:p>
          </table:table-cell>
          <table:table-cell/>
          <table:table-cell table:formula="of:=([.D101]-[.D100])*60/([.C101]-[.C100])" office:value-type="float" office:value="346.153846153843" calcext:value-type="float">
            <text:p>346.15</text:p>
          </table:table-cell>
          <table:table-cell table:formula="of:=AVERAGE([.F92:.$F101])" office:value-type="float" office:value="510.50369833874" calcext:value-type="float">
            <text:p>510.50</text:p>
          </table:table-cell>
          <table:table-cell table:formula="of:=[.D101]*(60/[.C101])" office:value-type="float" office:value="386.389586663622" calcext:value-type="float">
            <text:p>38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  <table:table-cell table:formula="of:=([.A102] - [.$A$7])+([.B102]/60)" office:value-type="float" office:value="147.5" calcext:value-type="float">
            <text:p>147.50</text:p>
          </table:table-cell>
          <table:table-cell office:value-type="float" office:value="950" calcext:value-type="float">
            <text:p>950</text:p>
          </table:table-cell>
          <table:table-cell/>
          <table:table-cell table:formula="of:=([.D102]-[.D101])*60/([.C102]-[.C101])" office:value-type="float" office:value="391.304347826087" calcext:value-type="float">
            <text:p>391.30</text:p>
          </table:table-cell>
          <table:table-cell table:formula="of:=AVERAGE([.F93:.$F102])" office:value-type="float" office:value="491.569616992316" calcext:value-type="float">
            <text:p>491.57</text:p>
          </table:table-cell>
          <table:table-cell table:formula="of:=[.D102]*(60/[.C102])" office:value-type="float" office:value="386.440677966102" calcext:value-type="float">
            <text:p>38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table:formula="of:=([.A103] - [.$A$7])+([.B103]/60)" office:value-type="float" office:value="148.616666666667" calcext:value-type="float">
            <text:p>148.62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([.D103]-[.D102])*60/([.C103]-[.C102])" office:value-type="float" office:value="537.313432835817" calcext:value-type="float">
            <text:p>537.31</text:p>
          </table:table-cell>
          <table:table-cell table:formula="of:=AVERAGE([.F94:.$F103])" office:value-type="float" office:value="489.050960275898" calcext:value-type="float">
            <text:p>489.05</text:p>
          </table:table-cell>
          <table:table-cell table:formula="of:=[.D103]*(60/[.C103])" office:value-type="float" office:value="387.574296287989" calcext:value-type="float">
            <text:p>38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([.A104] - [.$A$7])+([.B104]/60)" office:value-type="float" office:value="150.5" calcext:value-type="float">
            <text:p>150.50</text:p>
          </table:table-cell>
          <table:table-cell office:value-type="float" office:value="970" calcext:value-type="float">
            <text:p>970</text:p>
          </table:table-cell>
          <table:table-cell/>
          <table:table-cell table:formula="of:=([.D104]-[.D103])*60/([.C104]-[.C103])" office:value-type="float" office:value="318.584070796461" calcext:value-type="float">
            <text:p>318.58</text:p>
          </table:table-cell>
          <table:table-cell table:formula="of:=AVERAGE([.F95:.$F104])" office:value-type="float" office:value="472.260718706896" calcext:value-type="float">
            <text:p>472.26</text:p>
          </table:table-cell>
          <table:table-cell table:formula="of:=[.D104]*(60/[.C104])" office:value-type="float" office:value="386.71096345515" calcext:value-type="float">
            <text:p>387</text:p>
          </table:table-cell>
          <table:table-cell/>
        </table:table-row>
        <table:table-row table:style-name="ro1"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35" calcext:value-type="float">
            <text:p>35</text:p>
          </table:table-cell>
          <table:table-cell table:formula="of:=([.A105] - [.$A$7])+([.B105]/60)" office:value-type="float" office:value="151.583333333333" calcext:value-type="float">
            <text:p>151.58</text:p>
          </table:table-cell>
          <table:table-cell office:value-type="float" office:value="980" calcext:value-type="float">
            <text:p>980</text:p>
          </table:table-cell>
          <table:table-cell table:style-name="ce27"/>
          <table:table-cell table:formula="of:=([.D105]-[.D104])*60/([.C105]-[.C104])" office:value-type="float" office:value="553.846153846149" calcext:value-type="float">
            <text:p>553.85</text:p>
          </table:table-cell>
          <table:table-cell table:formula="of:=AVERAGE([.F96:.$F105])" office:value-type="float" office:value="441.931048377224" calcext:value-type="float">
            <text:p>441.93</text:p>
          </table:table-cell>
          <table:table-cell table:formula="of:=[.D105]*(60/[.C105])" office:value-type="float" office:value="387.905442550852" calcext:value-type="float">
            <text:p>388</text:p>
          </table:table-cell>
          <table:table-cell/>
        </table:table-row>
        <table:table-row table:style-name="ro1"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12" calcext:value-type="float">
            <text:p>12</text:p>
          </table:table-cell>
          <table:table-cell table:formula="of:=([.A106] - [.$A$7])+([.B106]/60)" office:value-type="float" office:value="153.2" calcext:value-type="float">
            <text:p>153.20</text:p>
          </table:table-cell>
          <table:table-cell office:value-type="float" office:value="990" calcext:value-type="float">
            <text:p>990</text:p>
          </table:table-cell>
          <table:table-cell table:style-name="ce27"/>
          <table:table-cell table:formula="of:=([.D106]-[.D105])*60/([.C106]-[.C105])" office:value-type="float" office:value="371.134020618561" calcext:value-type="float">
            <text:p>371.13</text:p>
          </table:table-cell>
          <table:table-cell table:formula="of:=AVERAGE([.F97:.$F106])" office:value-type="float" office:value="439.914015656471" calcext:value-type="float">
            <text:p>439.91</text:p>
          </table:table-cell>
          <table:table-cell table:formula="of:=[.D106]*(60/[.C106])" office:value-type="float" office:value="387.728459530026" calcext:value-type="float">
            <text:p>388</text:p>
          </table:table-cell>
          <table:table-cell/>
        </table:table-row>
        <table:table-row table:style-name="ro1"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46" calcext:value-type="float">
            <text:p>46</text:p>
          </table:table-cell>
          <table:table-cell table:formula="of:=([.A107] - [.$A$7])+([.B107]/60)" office:value-type="float" office:value="154.766666666667" calcext:value-type="float">
            <text:p>154.77</text:p>
          </table:table-cell>
          <table:table-cell office:value-type="float" office:value="1000" calcext:value-type="float">
            <text:p>1000</text:p>
          </table:table-cell>
          <table:table-cell table:style-name="ce27"/>
          <table:table-cell table:formula="of:=([.D107]-[.D106])*60/([.C107]-[.C106])" office:value-type="float" office:value="382.978723404249" calcext:value-type="float">
            <text:p>382.98</text:p>
          </table:table-cell>
          <table:table-cell table:formula="of:=AVERAGE([.F98:.$F107])" office:value-type="float" office:value="427.507662644783" calcext:value-type="float">
            <text:p>427.51</text:p>
          </table:table-cell>
          <table:table-cell table:formula="of:=[.D107]*(60/[.C107])" office:value-type="float" office:value="387.68037906526" calcext:value-type="float">
            <text:p>388</text:p>
          </table:table-cell>
          <table:table-cell/>
        </table:table-row>
        <table:table-row table:style-name="ro1"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51" calcext:value-type="float">
            <text:p>51</text:p>
          </table:table-cell>
          <table:table-cell table:formula="of:=([.A108] - [.$A$7])+([.B108]/60)" office:value-type="float" office:value="156.85" calcext:value-type="float">
            <text:p>156.85</text:p>
          </table:table-cell>
          <table:table-cell office:value-type="float" office:value="1010" calcext:value-type="float">
            <text:p>1010</text:p>
          </table:table-cell>
          <table:table-cell table:style-name="ce27"/>
          <table:table-cell table:formula="of:=([.D108]-[.D107])*60/([.C108]-[.C107])" office:value-type="float" office:value="288.000000000003" calcext:value-type="float">
            <text:p>288.00</text:p>
          </table:table-cell>
          <table:table-cell table:formula="of:=AVERAGE([.F99:.$F108])" office:value-type="float" office:value="402.576319361202" calcext:value-type="float">
            <text:p>402.58</text:p>
          </table:table-cell>
          <table:table-cell table:formula="of:=[.D108]*(60/[.C108])" office:value-type="float" office:value="386.356391456806" calcext:value-type="float">
            <text:p>386</text:p>
          </table:table-cell>
          <table:table-cell/>
        </table:table-row>
        <table:table-row table:style-name="ro1">
          <table:table-cell table:number-columns-repeated="2"/>
          <table:table-cell table:formula="of:=([.A109] - [.$A$7])+([.B109]/60)" office:value-type="float" office:value="0" calcext:value-type="float">
            <text:p>0.00</text:p>
          </table:table-cell>
          <table:table-cell office:value-type="float" office:value="1020" calcext:value-type="float">
            <text:p>1020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</table:table-row>
        <table:table-row table:style-name="ro1" table:number-rows-repeated="7">
          <table:table-cell table:style-name="Default" table:number-columns-repeated="3"/>
          <table:table-cell/>
          <table:table-cell table:style-name="Default" table:number-columns-repeated="4"/>
          <table:table-cell/>
        </table:table-row>
        <table:table-row table:style-name="ro1" table:number-rows-repeated="7">
          <table:table-cell table:style-name="Default" table:number-columns-repeated="2"/>
          <table:table-cell/>
          <table:table-cell table:style-name="ce23"/>
          <table:table-cell table:style-name="ce28" table:number-columns-repeated="3"/>
          <table:table-cell table:number-columns-repeated="2"/>
        </table:table-row>
        <table:table-row table:style-name="ro1" table:number-rows-repeated="8">
          <table:table-cell table:style-name="Default" table:number-columns-repeated="2"/>
          <table:table-cell table:style-name="ce28"/>
          <table:table-cell/>
          <table:table-cell table:style-name="ce28" table:number-columns-repeated="2"/>
          <table:table-cell table:style-name="Default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style-name="ce28"/>
          <table:table-cell/>
          <table:table-cell table:style-name="ce2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28"/>
          <table:table-cell/>
          <table:table-cell table:style-name="ce28"/>
          <table:table-cell table:style-name="Default" table:number-columns-repeated="3"/>
          <table:table-cell/>
        </table:table-row>
        <table:table-row table:style-name="ro1" table:number-rows-repeated="2">
          <table:table-cell table:style-name="Default" table:number-columns-repeated="2"/>
          <table:table-cell table:style-name="ce28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hronTime</text:p>
          </table:table-cell>
          <table:table-cell office:value-type="string" calcext:value-type="string">
            <text:p>Number Minutes</text:p>
          </table:table-cell>
          <table:table-cell table:style-name="Default" office:value-type="string" calcext:value-type="string">
            <text:p>Trafiic Number</text:p>
          </table:table-cell>
          <table:table-cell table:style-name="ce28"/>
          <table:table-cell table:style-name="ce28" office:value-type="string" calcext:value-type="string">
            <text:p>Vehicles per hour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28" office:value-type="float" office:value="10.5" calcext:value-type="float">
            <text:p>10.50</text:p>
          </table:table-cell>
          <table:table-cell table:style-name="Default"/>
          <table:table-cell table:style-name="ce28"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ce28" office:value-type="float" office:value="11" calcext:value-type="float">
            <text:p>11.00</text:p>
          </table:table-cell>
          <table:table-cell table:style-name="Default"/>
          <table:table-cell table:style-name="ce28"/>
          <table:table-cell table:style-name="ce28" table:formula="of:=([.E139]-[.E138])*([.D139]-[.D138])" office:value-type="float" office:value="0" calcext:value-type="float">
            <text:p>0.00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ce28" office:value-type="float" office:value="12" calcext:value-type="float">
            <text:p>12.00</text:p>
          </table:table-cell>
          <table:table-cell table:style-name="Default"/>
          <table:table-cell table:style-name="ce28"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ce28" office:value-type="float" office:value="13" calcext:value-type="float">
            <text:p>13.00</text:p>
          </table:table-cell>
          <table:table-cell table:style-name="Default"/>
          <table:table-cell table:style-name="ce28" table:number-columns-repeated="2"/>
          <table:table-cell table:style-name="Default"/>
          <table:table-cell/>
        </table:table-row>
        <table:table-row table:style-name="ro1" table:number-rows-repeated="15">
          <table:table-cell table:style-name="Default" table:number-columns-repeated="2"/>
          <table:table-cell table:style-name="ce28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ce28"/>
          <table:table-cell/>
          <table:table-cell table:style-name="Default" table:number-columns-repeated="4"/>
          <table:table-cell/>
        </table:table-row>
      </table:table>
      <table:table table:name="Traffic flow charts" table:style-name="ta1">
        <table:shapes>
          <draw:frame draw:z-index="0" draw:style-name="gr1" draw:text-style-name="P1" svg:width="269.51mm" svg:height="169.46mm" svg:x="48.95mm" svg:y="6.37mm">
            <draw:object draw:notify-on-update-of-ranges="'Traffic Flow Readings'.C7:'Traffic Flow Readings'.C108 'Traffic Flow Readings'.F3:'Traffic Flow Readings'.F3 'Traffic Flow Readings'.F7:'Traffic Flow Readings'.F108 'Traffic Flow Readings'.C7:'Traffic Flow Readings'.C108 'Traffic Flow Readings'.G3:'Traffic Flow Readings'.G3 'Traffic Flow Readings'.G7:'Traffic Flow Readings'.G10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70.62mm" svg:height="193.63mm" svg:x="49.5mm" svg:y="180.35mm">
            <draw:object draw:notify-on-update-of-ranges="'Traffic Flow Readings'.F3:'Traffic Flow Readings'.F3 'Traffic Flow Readings'.F6:'Traffic Flow Readings'.F108 'Traffic Flow Readings'.H3:'Traffic Flow Readings'.H3 'Traffic Flow Readings'.H6:'Traffic Flow Readings'.H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'Traffic Flow Readings'.D22:'Traffic Flow Readings'.D13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15:49:00.790260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23:35.691635252</meta:creation-date>
    <dc:date>2019-02-18T15:51:29.859418798</dc:date>
    <meta:editing-duration>PT4H48M13S</meta:editing-duration>
    <meta:editing-cycles>42</meta:editing-cycles>
    <meta:generator>LibreOffice/6.1.4.2$Linux_X86_64 LibreOffice_project/10$Build-2</meta:generator>
    <meta:document-statistic meta:table-count="2" meta:cell-count="6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minimum="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bf0041" svg:stroke-opacity="95%" draw:fill-color="#bf0041" draw:opacity="9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63cm" svg:height="19.364cm" xlink:href=".." xlink:type="simple" chart:class="chart:line" chart:style-name="ch1">
        <chart:title svg:x="4.783cm" svg:y="0.523cm" chart:style-name="ch2">
          <text:p>Vehicles per Hour - OL3   Oldham Test Site - Monday Morning 10:15 to 12:15 18/2/2019</text:p>
        </chart:title>
        <chart:subtitle svg:x="10.934cm" svg:y="1.689cm" chart:style-name="ch3">
          <text:p>10 vehicle interval, for 1 hour.</text:p>
        </chart:subtitle>
        <chart:legend svg:x="4.519cm" svg:y="2.372cm" style:legend-expansion="custom" chartooo:width="6.856cm" chartooo:height="4.179cm" style:legend-expansion-aspect-ratio="1.64058387173965" chart:style-name="ch4"/>
        <chart:plot-area chart:style-name="ch5" table:cell-range-address="'Traffic Flow Readings'.F3:'Traffic Flow Readings'.F3 'Traffic Flow Readings'.F6:'Traffic Flow Readings'.F108 'Traffic Flow Readings'.H3:'Traffic Flow Readings'.H3 'Traffic Flow Readings'.H6:'Traffic Flow Readings'.H108" chart:data-source-has-labels="row" svg:x="1.552cm" svg:y="2.759cm" svg:width="24.97cm" svg:height="15.237cm">
          <chartooo:coordinate-region svg:x="2.359cm" svg:y="2.88cm" svg:width="23.837cm" svg:height="14.114cm"/>
          <chart:axis chart:dimension="x" chart:name="primary-x" chart:style-name="ch6">
            <chart:title svg:x="12.882cm" svg:y="18.383cm" chart:style-name="ch7">
              <text:p>Ten cars count </text:p>
            </chart:title>
          </chart:axis>
          <chart:axis chart:dimension="y" chart:name="primary-y" chart:style-name="ch8">
            <chart:title svg:x="0.451cm" svg:y="13.424cm" chart:style-name="ch9">
              <text:p>Vehicles per Hour ( for each 10 car batch)</text:p>
            </chart:title>
            <chart:grid chart:style-name="ch10" chart:class="major"/>
          </chart:axis>
          <chart:series chart:style-name="ch11" chart:values-cell-range-address="'Traffic Flow Readings'.F6:'Traffic Flow Readings'.F108" chart:label-cell-address="'Traffic Flow Readings'.F3:'Traffic Flow Readings'.F3" chart:class="chart:line">
            <chart:data-point chart:repeated="103"/>
          </chart:series>
          <chart:series chart:style-name="ch12" chart:values-cell-range-address="'Traffic Flow Readings'.H6:'Traffic Flow Readings'.H108" chart:label-cell-address="'Traffic Flow Readings'.H3:'Traffic Flow Readings'.H3" chart:class="chart:line">
            <chart:data-point chart:repeated="10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per ten Vehicles</text:p>
                <draw:g>
                  <svg:desc>'Traffic Flow Readings'.F3:'Traffic Flow Readings'.F3</svg:desc>
                </draw:g>
              </table:table-cell>
              <table:table-cell office:value-type="string">
                <text:p>Vehicles Per Hour</text:p>
                <draw:g>
                  <svg:desc>'Traffic Flow Readings'.H3:'Traffic Flow Readings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Traffic Flow Readings'.F6:'Traffic Flow Readings'.F108</svg:desc>
                </draw:g>
              </table:table-cell>
              <table:table-cell office:value-type="float" office:value="NaN">
                <text:p>NaN</text:p>
                <draw:g>
                  <svg:desc>'Traffic Flow Readings'.H6:'Traffic Flow Readings'.H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5.882352941176">
                <text:p>705.882352941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0.676691729323">
                <text:p>270.676691729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2.857142857143">
                <text:p>342.85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7.848101265823">
                <text:p>227.848101265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3.529411764706">
                <text:p>423.529411764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8.571428571429">
                <text:p>428.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3.636363636364">
                <text:p>363.636363636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5.454545454546">
                <text:p>545.454545454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3.150684931507">
                <text:p>493.150684931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.024390243902">
                <text:p>439.024390243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7.532467532468">
                <text:p>467.532467532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2.682926829268">
                <text:p>292.682926829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2.978723404255">
                <text:p>382.978723404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9.999999999998">
                <text:p>719.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5.454545454545">
                <text:p>545.454545454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3.243243243243">
                <text:p>243.24324324324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9.514563106796">
                <text:p>349.514563106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6.153846153847">
                <text:p>346.153846153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7.272727272727">
                <text:p>327.272727272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6.435643564357">
                <text:p>356.435643564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9.090909090909">
                <text:p>409.090909090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9.514563106796">
                <text:p>349.514563106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7.34693877551">
                <text:p>367.34693877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8.604651162792">
                <text:p>418.604651162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9.999999999999">
                <text:p>449.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1.739130434783">
                <text:p>521.739130434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7.692307692307">
                <text:p>307.692307692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6.435643564357">
                <text:p>356.435643564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5.78947368421">
                <text:p>315.78947368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2.500000000002">
                <text:p>562.500000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3.529411764707">
                <text:p>423.529411764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2.247191011236">
                <text:p>202.24719101123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379.157427937916">
                <text:p>379.1574279379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3.734939759036">
                <text:p>433.734939759036</text:p>
              </table:table-cell>
              <table:table-cell office:value-type="float" office:value="380.384719588187">
                <text:p>380.3847195881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2.978723404254">
                <text:p>382.978723404254</text:p>
              </table:table-cell>
              <table:table-cell office:value-type="float" office:value="380.449141347424">
                <text:p>380.4491413474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9.622641509435">
                <text:p>339.622641509435</text:p>
              </table:table-cell>
              <table:table-cell office:value-type="float" office:value="379.336931380108">
                <text:p>379.336931380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2.521008403361">
                <text:p>302.521008403361</text:p>
              </table:table-cell>
              <table:table-cell office:value-type="float" office:value="377.057356608479">
                <text:p>377.0573566084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0.344827586206">
                <text:p>310.344827586206</text:p>
              </table:table-cell>
              <table:table-cell office:value-type="float" office:value="375.181774115366">
                <text:p>375.1817741153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7.096774193549">
                <text:p>387.096774193549</text:p>
              </table:table-cell>
              <table:table-cell office:value-type="float" office:value="375.444418108557">
                <text:p>375.4444181085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3.043478260869">
                <text:p>313.043478260869</text:p>
              </table:table-cell>
              <table:table-cell office:value-type="float" office:value="373.788647900323">
                <text:p>373.7886479003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7.346938775512">
                <text:p>367.346938775512</text:p>
              </table:table-cell>
              <table:table-cell office:value-type="float" office:value="373.646209386282">
                <text:p>373.6462093862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7.042253521125">
                <text:p>507.042253521125</text:p>
              </table:table-cell>
              <table:table-cell office:value-type="float" office:value="375.749500333111">
                <text:p>375.749500333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2.941176470588">
                <text:p>352.941176470588</text:p>
              </table:table-cell>
              <table:table-cell office:value-type="float" office:value="375.244299674267">
                <text:p>375.2442996742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0.275229357799">
                <text:p>330.275229357799</text:p>
              </table:table-cell>
              <table:table-cell office:value-type="float" office:value="374.204497242257">
                <text:p>374.204497242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2.972972972961">
                <text:p>972.972972972961</text:p>
              </table:table-cell>
              <table:table-cell office:value-type="float" office:value="378.867606819617">
                <text:p>378.8676068196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6.867469879518">
                <text:p>216.867469879518</text:p>
              </table:table-cell>
              <table:table-cell office:value-type="float" office:value="373.39841366687">
                <text:p>373.398413666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3.521126760564">
                <text:p>253.521126760564</text:p>
              </table:table-cell>
              <table:table-cell office:value-type="float" office:value="370.033603478948">
                <text:p>370.0336034789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370.485436893204">
                <text:p>370.485436893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7.999999999999">
                <text:p>287.999999999999</text:p>
              </table:table-cell>
              <table:table-cell office:value-type="float" office:value="368.530805687204">
                <text:p>368.5308056872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6.486486486486">
                <text:p>486.486486486486</text:p>
              </table:table-cell>
              <table:table-cell office:value-type="float" office:value="370.16264722378">
                <text:p>370.162647223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9.411764705886">
                <text:p>529.411764705886</text:p>
              </table:table-cell>
              <table:table-cell office:value-type="float" office:value="372.161713125346">
                <text:p>372.1617131253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4.444444444442">
                <text:p>444.444444444442</text:p>
              </table:table-cell>
              <table:table-cell office:value-type="float" office:value="373.226627864678">
                <text:p>373.2266278646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7.096774193549">
                <text:p>387.096774193549</text:p>
              </table:table-cell>
              <table:table-cell office:value-type="float" office:value="373.457342157038">
                <text:p>373.4573421570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374.801482265749">
                <text:p>374.8014822657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4.594594594595">
                <text:p>194.594594594595</text:p>
              </table:table-cell>
              <table:table-cell office:value-type="float" office:value="369.104579630895">
                <text:p>369.1045796308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0">
                <text:p>400</text:p>
              </table:table-cell>
              <table:table-cell office:value-type="float" office:value="369.572534500168">
                <text:p>369.5725345001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370.887337986042">
                <text:p>370.8873379860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8.60465116279">
                <text:p>418.60465116279</text:p>
              </table:table-cell>
              <table:table-cell office:value-type="float" office:value="371.559633027523">
                <text:p>371.5596330275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3.734939759039">
                <text:p>433.734939759039</text:p>
              </table:table-cell>
              <table:table-cell office:value-type="float" office:value="372.393728786165">
                <text:p>372.3937287861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0.645161290316">
                <text:p>580.645161290316</text:p>
              </table:table-cell>
              <table:table-cell office:value-type="float" office:value="374.459913586174">
                <text:p>374.4599135861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9.411764705886">
                <text:p>529.411764705886</text:p>
              </table:table-cell>
              <table:table-cell office:value-type="float" office:value="376.127908817477">
                <text:p>376.1279088174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3.529411764704">
                <text:p>423.529411764704</text:p>
              </table:table-cell>
              <table:table-cell office:value-type="float" office:value="376.757263355201">
                <text:p>376.7572633552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.000000000002">
                <text:p>360.000000000002</text:p>
              </table:table-cell>
              <table:table-cell office:value-type="float" office:value="376.499538603507">
                <text:p>376.4995386035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3.529411764704">
                <text:p>423.529411764704</text:p>
              </table:table-cell>
              <table:table-cell office:value-type="float" office:value="377.10642173979">
                <text:p>377.106421739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3.734939759034">
                <text:p>433.734939759034</text:p>
              </table:table-cell>
              <table:table-cell office:value-type="float" office:value="377.811094452774">
                <text:p>377.8110944527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8.571428571431">
                <text:p>428.571428571431</text:p>
              </table:table-cell>
              <table:table-cell office:value-type="float" office:value="378.442404501036">
                <text:p>378.4424045010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5.081967213115">
                <text:p>295.081967213115</text:p>
              </table:table-cell>
              <table:table-cell office:value-type="float" office:value="376.96335078534">
                <text:p>376.963350785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4.444444444442">
                <text:p>444.444444444442</text:p>
              </table:table-cell>
              <table:table-cell office:value-type="float" office:value="377.749029754204">
                <text:p>377.749029754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7.313432835824">
                <text:p>537.313432835824</text:p>
              </table:table-cell>
              <table:table-cell office:value-type="float" office:value="379.271070615034">
                <text:p>379.2710706150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1.428571428573">
                <text:p>571.428571428573</text:p>
              </table:table-cell>
              <table:table-cell office:value-type="float" office:value="380.979257795964">
                <text:p>380.9792577959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5.294117647058">
                <text:p>235.294117647058</text:p>
              </table:table-cell>
              <table:table-cell office:value-type="float" office:value="377.900552486188">
                <text:p>377.9005524861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378.120311008048">
                <text:p>378.1203110080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4.324324324325">
                <text:p>324.324324324325</text:p>
              </table:table-cell>
              <table:table-cell office:value-type="float" office:value="377.317925288901">
                <text:p>377.3179252889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3.529411764704">
                <text:p>423.529411764704</text:p>
              </table:table-cell>
              <table:table-cell office:value-type="float" office:value="377.839776803507">
                <text:p>377.8397768035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7.096774193549">
                <text:p>387.096774193549</text:p>
              </table:table-cell>
              <table:table-cell office:value-type="float" office:value="377.952755905512">
                <text:p>377.9527559055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6.153846153849">
                <text:p>346.153846153849</text:p>
              </table:table-cell>
              <table:table-cell office:value-type="float" office:value="377.524598653547">
                <text:p>377.5245986535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2.521008403359">
                <text:p>302.521008403359</text:p>
              </table:table-cell>
              <table:table-cell office:value-type="float" office:value="376.386586765268">
                <text:p>376.3865867652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7.532467532468">
                <text:p>467.532467532468</text:p>
              </table:table-cell>
              <table:table-cell office:value-type="float" office:value="377.272727272727">
                <text:p>377.2727272727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3.734939759039">
                <text:p>433.734939759039</text:p>
              </table:table-cell>
              <table:table-cell office:value-type="float" office:value="377.858303136324">
                <text:p>377.8583031363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0.645161290324">
                <text:p>580.645161290324</text:p>
              </table:table-cell>
              <table:table-cell office:value-type="float" office:value="379.417234965902">
                <text:p>379.4172349659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2.500000000002">
                <text:p>562.500000000002</text:p>
              </table:table-cell>
              <table:table-cell office:value-type="float" office:value="380.858654201009">
                <text:p>380.8586542010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6.48648648648">
                <text:p>486.48648648648</text:p>
              </table:table-cell>
              <table:table-cell office:value-type="float" office:value="381.811532366208">
                <text:p>381.8115323662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7.142857142871">
                <text:p>857.142857142871</text:p>
              </table:table-cell>
              <table:table-cell office:value-type="float" office:value="384.232868405094">
                <text:p>384.2328684050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384.310903202591">
                <text:p>384.3109032025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7.042253521125">
                <text:p>507.042253521125</text:p>
              </table:table-cell>
              <table:table-cell office:value-type="float" office:value="385.34728829686">
                <text:p>385.347288296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7.313432835817">
                <text:p>537.313432835817</text:p>
              </table:table-cell>
              <table:table-cell office:value-type="float" office:value="386.548672566372">
                <text:p>386.5486725663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6.448598130842">
                <text:p>336.448598130842</text:p>
              </table:table-cell>
              <table:table-cell office:value-type="float" office:value="385.924027033326">
                <text:p>385.9240270333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0.000000000005">
                <text:p>500.000000000005</text:p>
              </table:table-cell>
              <table:table-cell office:value-type="float" office:value="386.873122255604">
                <text:p>386.8731222556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6.153846153843">
                <text:p>346.153846153843</text:p>
              </table:table-cell>
              <table:table-cell office:value-type="float" office:value="386.389586663622">
                <text:p>386.3895866636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386.440677966102">
                <text:p>386.4406779661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7.313432835817">
                <text:p>537.313432835817</text:p>
              </table:table-cell>
              <table:table-cell office:value-type="float" office:value="387.574296287989">
                <text:p>387.5742962879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8.584070796461">
                <text:p>318.584070796461</text:p>
              </table:table-cell>
              <table:table-cell office:value-type="float" office:value="386.71096345515">
                <text:p>386.710963455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3.846153846149">
                <text:p>553.846153846149</text:p>
              </table:table-cell>
              <table:table-cell office:value-type="float" office:value="387.905442550852">
                <text:p>387.9054425508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1.134020618561">
                <text:p>371.134020618561</text:p>
              </table:table-cell>
              <table:table-cell office:value-type="float" office:value="387.728459530026">
                <text:p>387.7284595300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2.978723404249">
                <text:p>382.978723404249</text:p>
              </table:table-cell>
              <table:table-cell office:value-type="float" office:value="387.68037906526">
                <text:p>387.680379065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8.000000000003">
                <text:p>288.000000000003</text:p>
              </table:table-cell>
              <table:table-cell office:value-type="float" office:value="386.356391456806">
                <text:p>386.3563914568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maximum="1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52cm" svg:height="16.947cm" xlink:href=".." xlink:type="simple" chart:class="chart:scatter" chart:style-name="ch1">
        <chart:title svg:x="11.594cm" svg:y="0.474cm" chart:style-name="ch2">
          <text:p>Vehicles Per Hour</text:p>
        </chart:title>
        <chart:subtitle svg:x="8.141cm" svg:y="1.591cm" chart:style-name="ch3">
          <text:p>Oldham Test Site - Monday Morning 10:15 to 12:15 18/2/2019</text:p>
        </chart:subtitle>
        <chart:legend svg:x="5.673cm" svg:y="3.509cm" style:legend-expansion="custom" chartooo:width="6.486cm" chartooo:height="2.043cm" style:legend-expansion-aspect-ratio="3.17474302496329" chart:style-name="ch4"/>
        <chart:plot-area chart:style-name="ch5" table:cell-range-address="'Traffic Flow Readings'.C7:'Traffic Flow Readings'.C108 'Traffic Flow Readings'.F3:'Traffic Flow Readings'.G3 'Traffic Flow Readings'.F7:'Traffic Flow Readings'.G108" chart:data-source-has-labels="row" svg:x="1.55cm" svg:y="2.612cm" svg:width="24.863cm" svg:height="13.016cm">
          <chartooo:coordinate-region svg:x="2.833cm" svg:y="2.811cm" svg:width="22.877cm" svg:height="12.17cm"/>
          <chart:axis chart:dimension="x" chart:name="primary-x" chart:style-name="ch6">
            <chart:title svg:x="13.183cm" svg:y="15.966cm" chart:style-name="ch7">
              <text:p>Time Mins</text:p>
            </chart:title>
          </chart:axis>
          <chart:axis chart:dimension="y" chart:name="primary-y" chart:style-name="ch8">
            <chart:title svg:x="0.451cm" svg:y="10.474cm" chart:style-name="ch9">
              <text:p>Vehicles per Hour</text:p>
            </chart:title>
            <chart:grid chart:style-name="ch10" chart:class="major"/>
          </chart:axis>
          <chart:series chart:style-name="ch11" chart:values-cell-range-address="'Traffic Flow Readings'.F7:'Traffic Flow Readings'.F108" chart:label-cell-address="'Traffic Flow Readings'.F3:'Traffic Flow Readings'.F3" chart:class="chart:scatter">
            <chart:domain table:cell-range-address="'Traffic Flow Readings'.C7:'Traffic Flow Readings'.C108"/>
            <chart:data-point chart:repeated="102"/>
          </chart:series>
          <chart:series chart:style-name="ch12" chart:values-cell-range-address="'Traffic Flow Readings'.G7:'Traffic Flow Readings'.G108" chart:label-cell-address="'Traffic Flow Readings'.G3:'Traffic Flow Readings'.G3" chart:class="chart:scatter">
            <chart:data-point chart:repeated="10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per ten Vehicles</text:p>
                <draw:g>
                  <svg:desc>'Traffic Flow Readings'.F3:'Traffic Flow Readings'.F3</svg:desc>
                </draw:g>
              </table:table-cell>
              <table:table-cell office:value-type="string">
                <text:p>100 Vehicle Average VPH</text:p>
                <draw:g>
                  <svg:desc>'Traffic Flow Readings'.G3:'Traffic Flow Readings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raffic Flow Readings'.C7:'Traffic Flow Readings'.C108</svg:desc>
                </draw:g>
              </table:table-cell>
              <table:table-cell office:value-type="float" office:value="NaN">
                <text:p>NaN</text:p>
                <draw:g>
                  <svg:desc>'Traffic Flow Readings'.F7:'Traffic Flow Readings'.F108</svg:desc>
                </draw:g>
              </table:table-cell>
              <table:table-cell office:value-type="float" office:value="NaN">
                <text:p>NaN</text:p>
                <draw:g>
                  <svg:desc>'Traffic Flow Readings'.G7:'Traffic Flow Readings'.G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705.882352941176">
                <text:p>705.882352941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6666666666667">
                <text:p>2.36666666666667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270.676691729323">
                <text:p>270.676691729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342.857142857143">
                <text:p>342.85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96666666666667">
                <text:p>9.96666666666667</text:p>
              </table:table-cell>
              <table:table-cell office:value-type="float" office:value="227.848101265823">
                <text:p>227.848101265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3833333333333">
                <text:p>11.3833333333333</text:p>
              </table:table-cell>
              <table:table-cell office:value-type="float" office:value="423.529411764706">
                <text:p>423.529411764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7833333333333">
                <text:p>12.7833333333333</text:p>
              </table:table-cell>
              <table:table-cell office:value-type="float" office:value="428.571428571429">
                <text:p>428.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4333333333333">
                <text:p>14.4333333333333</text:p>
              </table:table-cell>
              <table:table-cell office:value-type="float" office:value="363.636363636364">
                <text:p>363.636363636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5333333333333">
                <text:p>15.5333333333333</text:p>
              </table:table-cell>
              <table:table-cell office:value-type="float" office:value="545.454545454546">
                <text:p>545.454545454546</text:p>
              </table:table-cell>
              <table:table-cell office:value-type="float" office:value="430.406043382491">
                <text:p>430.4060433824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75">
                <text:p>16.75</text:p>
              </table:table-cell>
              <table:table-cell office:value-type="float" office:value="493.150684931507">
                <text:p>493.150684931507</text:p>
              </table:table-cell>
              <table:table-cell office:value-type="float" office:value="409.132876581524">
                <text:p>409.1328765815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1166666666667">
                <text:p>18.1166666666667</text:p>
              </table:table-cell>
              <table:table-cell office:value-type="float" office:value="439.024390243902">
                <text:p>439.024390243902</text:p>
              </table:table-cell>
              <table:table-cell office:value-type="float" office:value="413.474876045474">
                <text:p>413.474876045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">
                <text:p>19.4</text:p>
              </table:table-cell>
              <table:table-cell office:value-type="float" office:value="467.532467532468">
                <text:p>467.532467532468</text:p>
              </table:table-cell>
              <table:table-cell office:value-type="float" office:value="433.160453625789">
                <text:p>433.1604536257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45">
                <text:p>21.45</text:p>
              </table:table-cell>
              <table:table-cell office:value-type="float" office:value="292.682926829268">
                <text:p>292.682926829268</text:p>
              </table:table-cell>
              <table:table-cell office:value-type="float" office:value="428.143032023001">
                <text:p>428.143032023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0166666666667">
                <text:p>23.0166666666667</text:p>
              </table:table-cell>
              <table:table-cell office:value-type="float" office:value="382.978723404255">
                <text:p>382.978723404255</text:p>
              </table:table-cell>
              <table:table-cell office:value-type="float" office:value="406.440904363427">
                <text:p>406.440904363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.85">
                <text:p>23.85</text:p>
              </table:table-cell>
              <table:table-cell office:value-type="float" office:value="719.999999999998">
                <text:p>719.999999999998</text:p>
              </table:table-cell>
              <table:table-cell office:value-type="float" office:value="455.656094236844">
                <text:p>455.656094236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3833333333333">
                <text:p>25.3833333333333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452.433587842982">
                <text:p>452.4335878429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.6333333333333">
                <text:p>26.6333333333333</text:p>
              </table:table-cell>
              <table:table-cell office:value-type="float" office:value="480">
                <text:p>480</text:p>
              </table:table-cell>
              <table:table-cell office:value-type="float" office:value="457.576444985839">
                <text:p>457.5764449858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7333333333333">
                <text:p>27.7333333333333</text:p>
              </table:table-cell>
              <table:table-cell office:value-type="float" office:value="545.454545454545">
                <text:p>545.454545454545</text:p>
              </table:table-cell>
              <table:table-cell office:value-type="float" office:value="475.758263167658">
                <text:p>475.7582631676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2">
                <text:p>30.2</text:p>
              </table:table-cell>
              <table:table-cell office:value-type="float" office:value="243.243243243243">
                <text:p>243.243243243243</text:p>
              </table:table-cell>
              <table:table-cell office:value-type="float" office:value="445.537132946527">
                <text:p>445.537132946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9166666666667">
                <text:p>31.9166666666667</text:p>
              </table:table-cell>
              <table:table-cell office:value-type="float" office:value="349.514563106796">
                <text:p>349.514563106796</text:p>
              </table:table-cell>
              <table:table-cell office:value-type="float" office:value="431.173520764056">
                <text:p>431.173520764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.65">
                <text:p>33.65</text:p>
              </table:table-cell>
              <table:table-cell office:value-type="float" office:value="346.153846153847">
                <text:p>346.153846153847</text:p>
              </table:table-cell>
              <table:table-cell office:value-type="float" office:value="421.886466355051">
                <text:p>421.886466355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.4833333333333">
                <text:p>35.4833333333333</text:p>
              </table:table-cell>
              <table:table-cell office:value-type="float" office:value="327.272727272727">
                <text:p>327.272727272727</text:p>
              </table:table-cell>
              <table:table-cell office:value-type="float" office:value="407.860492329077">
                <text:p>407.8604923290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">
                <text:p>37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418.152639206589">
                <text:p>418.1526392065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.6833333333333">
                <text:p>38.6833333333333</text:p>
              </table:table-cell>
              <table:table-cell office:value-type="float" office:value="356.435643564357">
                <text:p>356.435643564357</text:p>
              </table:table-cell>
              <table:table-cell office:value-type="float" office:value="415.4983312226">
                <text:p>415.49833122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.15">
                <text:p>40.15</text:p>
              </table:table-cell>
              <table:table-cell office:value-type="float" office:value="409.090909090909">
                <text:p>409.090909090909</text:p>
              </table:table-cell>
              <table:table-cell office:value-type="float" office:value="384.407422131691">
                <text:p>384.4074221316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8666666666667">
                <text:p>41.8666666666667</text:p>
              </table:table-cell>
              <table:table-cell office:value-type="float" office:value="349.514563106796">
                <text:p>349.514563106796</text:p>
              </table:table-cell>
              <table:table-cell office:value-type="float" office:value="380.228443659762">
                <text:p>380.2284436597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.5">
                <text:p>43.5</text:p>
              </table:table-cell>
              <table:table-cell office:value-type="float" office:value="367.34693877551">
                <text:p>367.34693877551</text:p>
              </table:table-cell>
              <table:table-cell office:value-type="float" office:value="368.963137537313">
                <text:p>368.9631375373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9333333333333">
                <text:p>44.9333333333333</text:p>
              </table:table-cell>
              <table:table-cell office:value-type="float" office:value="418.604651162792">
                <text:p>418.604651162792</text:p>
              </table:table-cell>
              <table:table-cell office:value-type="float" office:value="356.278148108137">
                <text:p>356.2781481081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.2666666666667">
                <text:p>46.2666666666667</text:p>
              </table:table-cell>
              <table:table-cell office:value-type="float" office:value="449.999999999999">
                <text:p>449.999999999999</text:p>
              </table:table-cell>
              <table:table-cell office:value-type="float" office:value="376.953823783813">
                <text:p>376.9538237838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.4166666666667">
                <text:p>47.4166666666667</text:p>
              </table:table-cell>
              <table:table-cell office:value-type="float" office:value="521.739130434783">
                <text:p>521.739130434783</text:p>
              </table:table-cell>
              <table:table-cell office:value-type="float" office:value="394.176280516612">
                <text:p>394.1762805166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.3666666666667">
                <text:p>49.3666666666667</text:p>
              </table:table-cell>
              <table:table-cell office:value-type="float" office:value="307.692307692307">
                <text:p>307.692307692307</text:p>
              </table:table-cell>
              <table:table-cell office:value-type="float" office:value="390.330126670458">
                <text:p>390.3301266704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.05">
                <text:p>51.05</text:p>
              </table:table-cell>
              <table:table-cell office:value-type="float" office:value="356.435643564357">
                <text:p>356.435643564357</text:p>
              </table:table-cell>
              <table:table-cell office:value-type="float" office:value="393.246418299621">
                <text:p>393.2464182996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.95">
                <text:p>52.95</text:p>
              </table:table-cell>
              <table:table-cell office:value-type="float" office:value="315.78947368421">
                <text:p>315.78947368421</text:p>
              </table:table-cell>
              <table:table-cell office:value-type="float" office:value="385.264926107602">
                <text:p>385.264926107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.0166666666667">
                <text:p>54.0166666666667</text:p>
              </table:table-cell>
              <table:table-cell office:value-type="float" office:value="562.500000000002">
                <text:p>562.500000000002</text:p>
              </table:table-cell>
              <table:table-cell office:value-type="float" office:value="405.871361751167">
                <text:p>405.8713617511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.4333333333333">
                <text:p>55.4333333333333</text:p>
              </table:table-cell>
              <table:table-cell office:value-type="float" office:value="423.529411764707">
                <text:p>423.529411764707</text:p>
              </table:table-cell>
              <table:table-cell office:value-type="float" office:value="407.315212018546">
                <text:p>407.3152120185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4">
                <text:p>58.4</text:p>
              </table:table-cell>
              <table:table-cell office:value-type="float" office:value="202.247191011236">
                <text:p>202.247191011236</text:p>
              </table:table-cell>
              <table:table-cell office:value-type="float" office:value="392.58847480899">
                <text:p>392.58847480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.1333333333333">
                <text:p>60.1333333333333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390.469165546824">
                <text:p>390.4691655468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.5166666666667">
                <text:p>61.5166666666667</text:p>
              </table:table-cell>
              <table:table-cell office:value-type="float" office:value="433.734939759036">
                <text:p>433.734939759036</text:p>
              </table:table-cell>
              <table:table-cell office:value-type="float" office:value="391.982194406448">
                <text:p>391.982194406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.0833333333333">
                <text:p>63.0833333333333</text:p>
              </table:table-cell>
              <table:table-cell office:value-type="float" office:value="382.978723404254">
                <text:p>382.978723404254</text:p>
              </table:table-cell>
              <table:table-cell office:value-type="float" office:value="385.280066746874">
                <text:p>385.2800667468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.85">
                <text:p>64.85</text:p>
              </table:table-cell>
              <table:table-cell office:value-type="float" office:value="339.622641509435">
                <text:p>339.622641509435</text:p>
              </table:table-cell>
              <table:table-cell office:value-type="float" office:value="367.068417854339">
                <text:p>367.0684178543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.8333333333333">
                <text:p>66.8333333333333</text:p>
              </table:table-cell>
              <table:table-cell office:value-type="float" office:value="302.521008403361">
                <text:p>302.521008403361</text:p>
              </table:table-cell>
              <table:table-cell office:value-type="float" office:value="366.551287925444">
                <text:p>366.551287925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.7666666666667">
                <text:p>68.7666666666667</text:p>
              </table:table-cell>
              <table:table-cell office:value-type="float" office:value="310.344827586206">
                <text:p>310.344827586206</text:p>
              </table:table-cell>
              <table:table-cell office:value-type="float" office:value="361.942206327629">
                <text:p>361.9422063276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.3166666666667">
                <text:p>70.3166666666667</text:p>
              </table:table-cell>
              <table:table-cell office:value-type="float" office:value="387.096774193549">
                <text:p>387.096774193549</text:p>
              </table:table-cell>
              <table:table-cell office:value-type="float" office:value="369.072936378563">
                <text:p>369.0729363785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.2333333333333">
                <text:p>72.2333333333333</text:p>
              </table:table-cell>
              <table:table-cell office:value-type="float" office:value="313.043478260869">
                <text:p>313.043478260869</text:p>
              </table:table-cell>
              <table:table-cell office:value-type="float" office:value="344.12728420465">
                <text:p>344.127284204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.8666666666667">
                <text:p>73.8666666666667</text:p>
              </table:table-cell>
              <table:table-cell office:value-type="float" office:value="367.346938775512">
                <text:p>367.346938775512</text:p>
              </table:table-cell>
              <table:table-cell office:value-type="float" office:value="338.50903690573">
                <text:p>338.509036905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.05">
                <text:p>75.05</text:p>
              </table:table-cell>
              <table:table-cell office:value-type="float" office:value="507.042253521125">
                <text:p>507.042253521125</text:p>
              </table:table-cell>
              <table:table-cell office:value-type="float" office:value="368.988543156719">
                <text:p>368.9885431567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.75">
                <text:p>76.75</text:p>
              </table:table-cell>
              <table:table-cell office:value-type="float" office:value="352.941176470588">
                <text:p>352.941176470588</text:p>
              </table:table-cell>
              <table:table-cell office:value-type="float" office:value="369.667276188393">
                <text:p>369.6672761883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.5666666666667">
                <text:p>78.5666666666667</text:p>
              </table:table-cell>
              <table:table-cell office:value-type="float" office:value="330.275229357799">
                <text:p>330.275229357799</text:p>
              </table:table-cell>
              <table:table-cell office:value-type="float" office:value="359.32130514827">
                <text:p>359.321305148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.1833333333333">
                <text:p>79.1833333333333</text:p>
              </table:table-cell>
              <table:table-cell office:value-type="float" office:value="972.972972972961">
                <text:p>972.972972972961</text:p>
              </table:table-cell>
              <table:table-cell office:value-type="float" office:value="418.320730105141">
                <text:p>418.3207301051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.95">
                <text:p>81.95</text:p>
              </table:table-cell>
              <table:table-cell office:value-type="float" office:value="216.867469879518">
                <text:p>216.867469879518</text:p>
              </table:table-cell>
              <table:table-cell office:value-type="float" office:value="406.045212942149">
                <text:p>406.0452129421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.3166666666667">
                <text:p>84.3166666666667</text:p>
              </table:table-cell>
              <table:table-cell office:value-type="float" office:value="253.521126760564">
                <text:p>253.521126760564</text:p>
              </table:table-cell>
              <table:table-cell office:value-type="float" office:value="401.145224777869">
                <text:p>401.1452247778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.8333333333333">
                <text:p>85.8333333333333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409.671181579688">
                <text:p>409.6711815796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7.9166666666667">
                <text:p>87.9166666666667</text:p>
              </table:table-cell>
              <table:table-cell office:value-type="float" office:value="287.999999999999">
                <text:p>287.999999999999</text:p>
              </table:table-cell>
              <table:table-cell office:value-type="float" office:value="399.761504160333">
                <text:p>399.761504160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9.15">
                <text:p>89.15</text:p>
              </table:table-cell>
              <table:table-cell office:value-type="float" office:value="486.486486486486">
                <text:p>486.486486486486</text:p>
              </table:table-cell>
              <table:table-cell office:value-type="float" office:value="417.105804982895">
                <text:p>417.1058049828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.2833333333333">
                <text:p>90.2833333333333</text:p>
              </table:table-cell>
              <table:table-cell office:value-type="float" office:value="529.411764705886">
                <text:p>529.411764705886</text:p>
              </table:table-cell>
              <table:table-cell office:value-type="float" office:value="433.312287575932">
                <text:p>433.3122875759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.6333333333333">
                <text:p>91.6333333333333</text:p>
              </table:table-cell>
              <table:table-cell office:value-type="float" office:value="444.444444444442">
                <text:p>444.444444444442</text:p>
              </table:table-cell>
              <table:table-cell office:value-type="float" office:value="427.052506668264">
                <text:p>427.0525066682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3.1833333333333">
                <text:p>93.1833333333333</text:p>
              </table:table-cell>
              <table:table-cell office:value-type="float" office:value="387.096774193549">
                <text:p>387.096774193549</text:p>
              </table:table-cell>
              <table:table-cell office:value-type="float" office:value="430.46806644056">
                <text:p>430.468066440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.45">
                <text:p>94.45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444.808964557412">
                <text:p>444.8089645574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.5333333333333">
                <text:p>97.5333333333333</text:p>
              </table:table-cell>
              <table:table-cell office:value-type="float" office:value="194.594594594595">
                <text:p>194.594594594595</text:p>
              </table:table-cell>
              <table:table-cell office:value-type="float" office:value="366.971126719575">
                <text:p>366.9711267195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.0333333333333">
                <text:p>99.0333333333333</text:p>
              </table:table-cell>
              <table:table-cell office:value-type="float" office:value="400">
                <text:p>400</text:p>
              </table:table-cell>
              <table:table-cell office:value-type="float" office:value="385.284379731623">
                <text:p>385.2843797316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.3">
                <text:p>100.3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407.300688108198">
                <text:p>407.3006881081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1.733333333333">
                <text:p>101.733333333333</text:p>
              </table:table-cell>
              <table:table-cell office:value-type="float" office:value="418.60465116279">
                <text:p>418.60465116279</text:p>
              </table:table-cell>
              <table:table-cell office:value-type="float" office:value="409.600713664038">
                <text:p>409.6007136640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3.116666666667">
                <text:p>103.116666666667</text:p>
              </table:table-cell>
              <table:table-cell office:value-type="float" office:value="433.734939759039">
                <text:p>433.734939759039</text:p>
              </table:table-cell>
              <table:table-cell office:value-type="float" office:value="424.174207639942">
                <text:p>424.1742076399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4.15">
                <text:p>104.15</text:p>
              </table:table-cell>
              <table:table-cell office:value-type="float" office:value="580.645161290316">
                <text:p>580.645161290316</text:p>
              </table:table-cell>
              <table:table-cell office:value-type="float" office:value="433.590075120325">
                <text:p>433.5900751203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.283333333333">
                <text:p>105.283333333333</text:p>
              </table:table-cell>
              <table:table-cell office:value-type="float" office:value="529.411764705886">
                <text:p>529.411764705886</text:p>
              </table:table-cell>
              <table:table-cell office:value-type="float" office:value="433.590075120325">
                <text:p>433.5900751203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.7">
                <text:p>106.7</text:p>
              </table:table-cell>
              <table:table-cell office:value-type="float" office:value="423.529411764704">
                <text:p>423.529411764704</text:p>
              </table:table-cell>
              <table:table-cell office:value-type="float" office:value="431.498571852351">
                <text:p>431.4985718523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8.366666666667">
                <text:p>108.366666666667</text:p>
              </table:table-cell>
              <table:table-cell office:value-type="float" office:value="360.000000000002">
                <text:p>360.000000000002</text:p>
              </table:table-cell>
              <table:table-cell office:value-type="float" office:value="428.788894432996">
                <text:p>428.7888944329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9.783333333333">
                <text:p>109.783333333333</text:p>
              </table:table-cell>
              <table:table-cell office:value-type="float" office:value="423.529411764704">
                <text:p>423.529411764704</text:p>
              </table:table-cell>
              <table:table-cell office:value-type="float" office:value="423.773414556835">
                <text:p>423.7734145568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1.166666666667">
                <text:p>111.166666666667</text:p>
              </table:table-cell>
              <table:table-cell office:value-type="float" office:value="433.734939759034">
                <text:p>433.734939759034</text:p>
              </table:table-cell>
              <table:table-cell office:value-type="float" office:value="447.687449073279">
                <text:p>447.6874490732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.566666666667">
                <text:p>112.566666666667</text:p>
              </table:table-cell>
              <table:table-cell office:value-type="float" office:value="428.571428571431">
                <text:p>428.571428571431</text:p>
              </table:table-cell>
              <table:table-cell office:value-type="float" office:value="450.544591930422">
                <text:p>450.5445919304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4.6">
                <text:p>114.6</text:p>
              </table:table-cell>
              <table:table-cell office:value-type="float" office:value="295.081967213115">
                <text:p>295.081967213115</text:p>
              </table:table-cell>
              <table:table-cell office:value-type="float" office:value="432.684367599102">
                <text:p>432.6843675991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5.95">
                <text:p>115.95</text:p>
              </table:table-cell>
              <table:table-cell office:value-type="float" office:value="444.444444444442">
                <text:p>444.444444444442</text:p>
              </table:table-cell>
              <table:table-cell office:value-type="float" office:value="435.268346927267">
                <text:p>435.2683469272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7.066666666667">
                <text:p>117.066666666667</text:p>
              </table:table-cell>
              <table:table-cell office:value-type="float" office:value="537.313432835824">
                <text:p>537.313432835824</text:p>
              </table:table-cell>
              <table:table-cell office:value-type="float" office:value="445.626196234946">
                <text:p>445.6261962349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8.116666666667">
                <text:p>118.116666666667</text:p>
              </table:table-cell>
              <table:table-cell office:value-type="float" office:value="571.428571428573">
                <text:p>571.428571428573</text:p>
              </table:table-cell>
              <table:table-cell office:value-type="float" office:value="444.704537248772">
                <text:p>444.7045372487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0.666666666667">
                <text:p>120.666666666667</text:p>
              </table:table-cell>
              <table:table-cell office:value-type="float" office:value="235.294117647058">
                <text:p>235.294117647058</text:p>
              </table:table-cell>
              <table:table-cell office:value-type="float" office:value="415.292772542889">
                <text:p>415.2927725428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2.183333333333">
                <text:p>122.183333333333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412.500270926858">
                <text:p>412.5002709268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4.033333333333">
                <text:p>124.033333333333</text:p>
              </table:table-cell>
              <table:table-cell office:value-type="float" office:value="324.324324324325">
                <text:p>324.324324324325</text:p>
              </table:table-cell>
              <table:table-cell office:value-type="float" office:value="408.93270335929">
                <text:p>408.932703359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5.45">
                <text:p>125.45</text:p>
              </table:table-cell>
              <table:table-cell office:value-type="float" office:value="423.529411764704">
                <text:p>423.529411764704</text:p>
              </table:table-cell>
              <table:table-cell office:value-type="float" office:value="408.93270335929">
                <text:p>408.932703359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7">
                <text:p>127</text:p>
              </table:table-cell>
              <table:table-cell office:value-type="float" office:value="387.096774193549">
                <text:p>387.096774193549</text:p>
              </table:table-cell>
              <table:table-cell office:value-type="float" office:value="404.268886802742">
                <text:p>404.268886802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8.733333333333">
                <text:p>128.733333333333</text:p>
              </table:table-cell>
              <table:table-cell office:value-type="float" office:value="346.153846153849">
                <text:p>346.153846153849</text:p>
              </table:table-cell>
              <table:table-cell office:value-type="float" office:value="396.027128560984">
                <text:p>396.0271285609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0.716666666667">
                <text:p>130.716666666667</text:p>
              </table:table-cell>
              <table:table-cell office:value-type="float" office:value="302.521008403359">
                <text:p>302.521008403359</text:p>
              </table:table-cell>
              <table:table-cell office:value-type="float" office:value="396.771032680008">
                <text:p>396.7710326800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">
                <text:p>132</text:p>
              </table:table-cell>
              <table:table-cell office:value-type="float" office:value="467.532467532468">
                <text:p>467.532467532468</text:p>
              </table:table-cell>
              <table:table-cell office:value-type="float" office:value="399.07983498881">
                <text:p>399.079834988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3.383333333333">
                <text:p>133.383333333333</text:p>
              </table:table-cell>
              <table:table-cell office:value-type="float" office:value="433.734939759039">
                <text:p>433.734939759039</text:p>
              </table:table-cell>
              <table:table-cell office:value-type="float" office:value="388.721985681132">
                <text:p>388.7219856811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4.416666666667">
                <text:p>134.416666666667</text:p>
              </table:table-cell>
              <table:table-cell office:value-type="float" office:value="580.645161290324">
                <text:p>580.645161290324</text:p>
              </table:table-cell>
              <table:table-cell office:value-type="float" office:value="389.643644667307">
                <text:p>389.6436446673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5.483333333333">
                <text:p>135.483333333333</text:p>
              </table:table-cell>
              <table:table-cell office:value-type="float" office:value="562.500000000002">
                <text:p>562.500000000002</text:p>
              </table:table-cell>
              <table:table-cell office:value-type="float" office:value="422.364232902601">
                <text:p>422.3642329026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6.716666666667">
                <text:p>136.716666666667</text:p>
              </table:table-cell>
              <table:table-cell office:value-type="float" office:value="486.48648648648">
                <text:p>486.48648648648</text:p>
              </table:table-cell>
              <table:table-cell office:value-type="float" office:value="431.45244199081">
                <text:p>431.452441990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7.416666666667">
                <text:p>137.416666666667</text:p>
              </table:table-cell>
              <table:table-cell office:value-type="float" office:value="857.142857142871">
                <text:p>857.142857142871</text:p>
              </table:table-cell>
              <table:table-cell office:value-type="float" office:value="484.734295272664">
                <text:p>484.7342952726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8.95">
                <text:p>138.95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481.511788878803">
                <text:p>481.5117888788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0.133333333333">
                <text:p>140.133333333333</text:p>
              </table:table-cell>
              <table:table-cell office:value-type="float" office:value="507.042253521125">
                <text:p>507.042253521125</text:p>
              </table:table-cell>
              <table:table-cell office:value-type="float" office:value="493.50633681156">
                <text:p>493.506336811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1.25">
                <text:p>141.25</text:p>
              </table:table-cell>
              <table:table-cell office:value-type="float" office:value="537.313432835817">
                <text:p>537.313432835817</text:p>
              </table:table-cell>
              <table:table-cell office:value-type="float" office:value="512.622295479757">
                <text:p>512.6222954797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3.033333333333">
                <text:p>143.033333333333</text:p>
              </table:table-cell>
              <table:table-cell office:value-type="float" office:value="336.448598130842">
                <text:p>336.448598130842</text:p>
              </table:table-cell>
              <table:table-cell office:value-type="float" office:value="516.015054452506">
                <text:p>516.0150544525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4.233333333333">
                <text:p>144.233333333333</text:p>
              </table:table-cell>
              <table:table-cell office:value-type="float" office:value="500.000000000005">
                <text:p>500.000000000005</text:p>
              </table:table-cell>
              <table:table-cell office:value-type="float" office:value="519.261807699259">
                <text:p>519.2618076992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5.966666666667">
                <text:p>145.966666666667</text:p>
              </table:table-cell>
              <table:table-cell office:value-type="float" office:value="346.153846153843">
                <text:p>346.153846153843</text:p>
              </table:table-cell>
              <table:table-cell office:value-type="float" office:value="510.50369833874">
                <text:p>510.503698338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.5">
                <text:p>147.5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491.569616992316">
                <text:p>491.5696169923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8.616666666667">
                <text:p>148.616666666667</text:p>
              </table:table-cell>
              <table:table-cell office:value-type="float" office:value="537.313432835817">
                <text:p>537.313432835817</text:p>
              </table:table-cell>
              <table:table-cell office:value-type="float" office:value="489.050960275898">
                <text:p>489.0509602758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0.5">
                <text:p>150.5</text:p>
              </table:table-cell>
              <table:table-cell office:value-type="float" office:value="318.584070796461">
                <text:p>318.584070796461</text:p>
              </table:table-cell>
              <table:table-cell office:value-type="float" office:value="472.260718706896">
                <text:p>472.2607187068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1.583333333333">
                <text:p>151.583333333333</text:p>
              </table:table-cell>
              <table:table-cell office:value-type="float" office:value="553.846153846149">
                <text:p>553.846153846149</text:p>
              </table:table-cell>
              <table:table-cell office:value-type="float" office:value="441.931048377224">
                <text:p>441.9310483772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3.2">
                <text:p>153.2</text:p>
              </table:table-cell>
              <table:table-cell office:value-type="float" office:value="371.134020618561">
                <text:p>371.134020618561</text:p>
              </table:table-cell>
              <table:table-cell office:value-type="float" office:value="439.914015656471">
                <text:p>439.9140156564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4.766666666667">
                <text:p>154.766666666667</text:p>
              </table:table-cell>
              <table:table-cell office:value-type="float" office:value="382.978723404249">
                <text:p>382.978723404249</text:p>
              </table:table-cell>
              <table:table-cell office:value-type="float" office:value="427.507662644783">
                <text:p>427.5076626447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6.85">
                <text:p>156.85</text:p>
              </table:table-cell>
              <table:table-cell office:value-type="float" office:value="288.000000000003">
                <text:p>288.000000000003</text:p>
              </table:table-cell>
              <table:table-cell office:value-type="float" office:value="402.576319361202">
                <text:p>402.5763193612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